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764cm"/>
    </style:style>
    <style:style style:name="co2" style:family="table-column">
      <style:table-column-properties fo:break-before="auto" style:column-width="7.37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2.28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1.763cm"/>
    </style:style>
    <style:style style:name="co9" style:family="table-column">
      <style:table-column-properties fo:break-before="auto" style:column-width="2.745cm"/>
    </style:style>
    <style:style style:name="co10" style:family="table-column">
      <style:table-column-properties fo:break-before="auto" style:column-width="6.126cm"/>
    </style:style>
    <style:style style:name="co11" style:family="table-column">
      <style:table-column-properties fo:break-before="auto" style:column-width="3.5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9"/>
    <style:style style:name="ce4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CO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6" office:value-type="string" calcext:value-type="string">
            <text:p>Acc Num</text:p>
          </table:table-cell>
          <table:table-cell table:style-name="ce6" office:value-type="string" calcext:value-type="string">
            <text:p>Account Name</text:p>
          </table:table-cell>
          <table:table-cell table:style-name="ce6" office:value-type="string" calcext:value-type="string">
            <text:p>Normal</text:p>
          </table:table-cell>
          <table:table-cell table:style-name="ce6" office:value-type="string" calcext:value-type="string">
            <text:p>Header</text:p>
          </table:table-cell>
          <table:table-cell table:style-name="ce6" office:value-type="string" calcext:value-type="string">
            <text:p>Group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Petty Ca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Lancar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Kas Kanto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Lancar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Lancar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Piutang usah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Lancar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Piutang lain-la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Lancar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Office Suppli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Lancar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Lancar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Uang Mu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Lancar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Biaya dibayar dimu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Lancar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set Tetap – Tana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Tetap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et Tetap – Bangun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Tetap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Akumulasi penyusutan bangun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set Tetap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Aset Tetap – Perlengkapan Kanto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Tetap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Akumulasi penyusutan perlengkapan kanto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set Tetap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Kendara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Tetap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Akumulasi penyusutan kendara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set Tetap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Aset tidak lancar lainny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Tetap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tang usa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ewajiban Lancar</text:p>
          </table:table-cell>
          <table:table-cell office:value-type="string" calcext:value-type="string">
            <text:p>LIABILITIES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Utang lainny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ewajiban Lancar</text:p>
          </table:table-cell>
          <table:table-cell office:value-type="string" calcext:value-type="string">
            <text:p>LIABILITIES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Utang Paj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ewajiban Lancar</text:p>
          </table:table-cell>
          <table:table-cell office:value-type="string" calcext:value-type="string">
            <text:p>LIABILITIES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Biaya masih harus dibay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ewajiban Lancar</text:p>
          </table:table-cell>
          <table:table-cell office:value-type="string" calcext:value-type="string">
            <text:p>LIABILITIES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Utang Ban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ewajiban Lancar</text:p>
          </table:table-cell>
          <table:table-cell office:value-type="string" calcext:value-type="string">
            <text:p>LIABILITIES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Utang Jk. Panjang Lainny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ewajiban Jangka Panjang</text:p>
          </table:table-cell>
          <table:table-cell office:value-type="string" calcext:value-type="string">
            <text:p>LIABILITIES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Modal Tn. Abdu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odal Abdul</text:p>
          </table:table-cell>
          <table:table-cell office:value-type="string" calcext:value-type="string">
            <text:p>EQUITY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Modal Ibu. Fi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odal Fina</text:p>
          </table:table-cell>
          <table:table-cell office:value-type="string" calcext:value-type="string">
            <text:p>EQUITY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Tambahan Modal disetor - Abdu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odal Abdul</text:p>
          </table:table-cell>
          <table:table-cell office:value-type="string" calcext:value-type="string">
            <text:p>EQUITY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Tambahan Modal disetor - Fi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odal Fina</text:p>
          </table:table-cell>
          <table:table-cell office:value-type="string" calcext:value-type="string">
            <text:p>EQUITY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Dividen/ Prive - Abdu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dal Abdul</text:p>
          </table:table-cell>
          <table:table-cell office:value-type="string" calcext:value-type="string">
            <text:p>EQUITY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Dividen/ Prive - Fi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dal Fina</text:p>
          </table:table-cell>
          <table:table-cell office:value-type="string" calcext:value-type="string">
            <text:p>EQUITY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string" calcext:value-type="string">
            <text:p>Akumulasi Lab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KUITAS</text:p>
          </table:table-cell>
          <table:table-cell office:value-type="string" calcext:value-type="string">
            <text:p>EQUITY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Pendapatan Jas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ENDAPATAN</text:p>
          </table:table-cell>
          <table:table-cell office:value-type="string" calcext:value-type="string">
            <text:p>REVENUE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Pendapatan Penjual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ENDAPATAN</text:p>
          </table:table-cell>
          <table:table-cell office:value-type="string" calcext:value-type="string">
            <text:p>REVENUE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string" calcext:value-type="string">
            <text:p>Harga Pokok Penjual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Beban Pemasar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string" calcext:value-type="string">
            <text:p>Beban ikl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string" calcext:value-type="string">
            <text:p>Beban AT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string" calcext:value-type="string">
            <text:p>Kertas &amp; Tinta Print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string" calcext:value-type="string">
            <text:p>Beban Umum Administra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string" calcext:value-type="string">
            <text:p>Gaji pegawa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Perjalanan dina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string" calcext:value-type="string">
            <text:p>Transporta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string" calcext:value-type="string">
            <text:p>Listrik, air, telep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string" calcext:value-type="string">
            <text:p>Jasa profesion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string" calcext:value-type="string">
            <text:p>Pos, materai dan pengirim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string" calcext:value-type="string">
            <text:p>Rumah tangga kanto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string" calcext:value-type="string">
            <text:p>Jamuan dan Sumbang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string" calcext:value-type="string">
            <text:p>Beban Kebersihan &amp; Keaman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string" calcext:value-type="string">
            <text:p>Beban Penyusut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string" calcext:value-type="string">
            <text:p>Beban Umum administrasi lainny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string" calcext:value-type="string">
            <text:p>Jasa gir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endapatan Di Luar Usaha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string" calcext:value-type="string">
            <text:p>Pendapatan lainny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endapatan Di Luar Usaha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string" calcext:value-type="string">
            <text:p>Bunga utang ban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endapatan Di Luar Usaha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office:value-type="float" office:value="7002" calcext:value-type="float">
            <text:p>7002</text:p>
          </table:table-cell>
          <table:table-cell office:value-type="string" calcext:value-type="string">
            <text:p>Administrasi ban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 Di Luar Usaha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string" calcext:value-type="string">
            <text:p>Selisih pembulat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 Di Luar Usaha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string" calcext:value-type="string">
            <text:p>Beban lainny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 Di Luar Usaha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string" calcext:value-type="string">
            <text:p>Beban Paj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 Di Luar Usaha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Helper Accou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elper Header</text:p>
          </table:table-cell>
          <table:table-cell office:value-type="string" calcext:value-type="string">
            <text:p>HELPER</text:p>
          </table:table-cell>
        </table:table-row>
      </table:table>
      <table:table table:name="JURNAL" table:style-name="ta1">
        <office:forms form:automatic-focus="false" form:apply-design-mode="false"/>
        <table:table-column table:style-name="co7" table:default-cell-style-name="ce3"/>
        <table:table-column table:style-name="co8" table:default-cell-style-name="Default"/>
        <table:table-column table:style-name="co6" table:default-cell-style-name="Default"/>
        <table:table-column table:style-name="co6" table:visibility="collapse" table:number-columns-repeated="2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cc Number</text:p>
          </table:table-cell>
          <table:table-cell table:style-name="ce2" office:value-type="string" calcext:value-type="string">
            <text:p>DEBIT</text:p>
          </table:table-cell>
          <table:table-cell table:style-name="ce2" office:value-type="string" calcext:value-type="string">
            <text:p>CREDIT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ACCOUNT NAME</text:p>
          </table:table-cell>
          <table:table-cell table:style-name="ce2" office:value-type="string" calcext:value-type="string">
            <text:p>ACCOUNT GROUP</text:p>
          </table:table-cell>
        </table:table-row>
        <table:table-row table:style-name="ro1">
          <table:table-cell office:value-type="date" office:date-value="2020-01-01" calcext:value-type="date">
            <text:p>1 Jan 20</text:p>
          </table:table-cell>
          <table:table-cell office:value-type="string" calcext:value-type="string">
            <text:p>Saldo Awal - Kas</text:p>
          </table:table-cell>
          <table:table-cell office:value-type="float" office:value="1002" calcext:value-type="float">
            <text:p>1002</text:p>
          </table:table-cell>
          <table:table-cell office:value-type="float" office:value="2500000" calcext:value-type="float">
            <text:p>2,500,000</text:p>
          </table:table-cell>
          <table:table-cell office:value-type="float" office:value="0" calcext:value-type="float">
            <text:p>0</text:p>
          </table:table-cell>
          <table:table-cell table:formula="of:=[.D2]-[.E2]" office:value-type="float" office:value="2500000" calcext:value-type="float">
            <text:p>2,500,000</text:p>
          </table:table-cell>
          <table:table-cell table:formula="of:=VLOOKUP([.C2];[COA.$A$2:.$E$58];2;0)" office:value-type="string" office:string-value="Kas Kantor" calcext:value-type="string">
            <text:p>Kas Kantor</text:p>
          </table:table-cell>
          <table:table-cell table:formula="of:=VLOOKUP([.C2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01" calcext:value-type="date">
            <text:p>1 Jan 20</text:p>
          </table:table-cell>
          <table:table-cell office:value-type="string" calcext:value-type="string">
            <text:p>Saldo Awal - Kas</text:p>
          </table:table-cell>
          <table:table-cell office:value-type="float" office:value="3001" calcext:value-type="float">
            <text:p>3001</text:p>
          </table:table-cell>
          <table:table-cell office:value-type="float" office:value="0" calcext:value-type="float">
            <text:p>0</text:p>
          </table:table-cell>
          <table:table-cell office:value-type="float" office:value="2500000" calcext:value-type="float">
            <text:p>2,500,000</text:p>
          </table:table-cell>
          <table:table-cell table:formula="of:=[.D3]-[.E3]" office:value-type="float" office:value="-2500000" calcext:value-type="float">
            <text:p>-2,500,000</text:p>
          </table:table-cell>
          <table:table-cell table:formula="of:=VLOOKUP([.C3];[COA.$A$2:.$E$58];2;0)" office:value-type="string" office:string-value="Modal Tn. Abdul" calcext:value-type="string">
            <text:p>Modal Tn. Abdul</text:p>
          </table:table-cell>
          <table:table-cell table:formula="of:=VLOOKUP([.C3];[COA.$A$2:.$E$58];5;0)" office:value-type="string" office:string-value="EQUITY" calcext:value-type="string">
            <text:p>EQUITY</text:p>
          </table:table-cell>
        </table:table-row>
        <table:table-row table:style-name="ro1">
          <table:table-cell office:value-type="date" office:date-value="2020-01-01" calcext:value-type="date">
            <text:p>1 Jan 20</text:p>
          </table:table-cell>
          <table:table-cell office:value-type="string" calcext:value-type="string">
            <text:p>Saldo Awal - Bank</text:p>
          </table:table-cell>
          <table:table-cell office:value-type="float" office:value="1010" calcext:value-type="float">
            <text:p>1010</text:p>
          </table:table-cell>
          <table:table-cell office:value-type="float" office:value="100000000" calcext:value-type="float">
            <text:p>100,000,000</text:p>
          </table:table-cell>
          <table:table-cell office:value-type="float" office:value="0" calcext:value-type="float">
            <text:p>0</text:p>
          </table:table-cell>
          <table:table-cell table:formula="of:=[.D4]-[.E4]" office:value-type="float" office:value="100000000" calcext:value-type="float">
            <text:p>100,000,000</text:p>
          </table:table-cell>
          <table:table-cell table:formula="of:=VLOOKUP([.C4];[COA.$A$2:.$E$58];2;0)" office:value-type="string" office:string-value="Bank" calcext:value-type="string">
            <text:p>Bank</text:p>
          </table:table-cell>
          <table:table-cell table:formula="of:=VLOOKUP([.C4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01" calcext:value-type="date">
            <text:p>1 Jan 20</text:p>
          </table:table-cell>
          <table:table-cell office:value-type="string" calcext:value-type="string">
            <text:p>Saldo Awal - Bank</text:p>
          </table:table-cell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  <table:table-cell office:value-type="float" office:value="100000000" calcext:value-type="float">
            <text:p>100,000,000</text:p>
          </table:table-cell>
          <table:table-cell table:formula="of:=[.D5]-[.E5]" office:value-type="float" office:value="-100000000" calcext:value-type="float">
            <text:p>-100,000,000</text:p>
          </table:table-cell>
          <table:table-cell table:formula="of:=VLOOKUP([.C5];[COA.$A$2:.$E$58];2;0)" office:value-type="string" office:string-value="Modal Ibu. Fina" calcext:value-type="string">
            <text:p>Modal Ibu. Fina</text:p>
          </table:table-cell>
          <table:table-cell table:formula="of:=VLOOKUP([.C5];[COA.$A$2:.$E$58];5;0)" office:value-type="string" office:string-value="EQUITY" calcext:value-type="string">
            <text:p>EQUITY</text:p>
          </table:table-cell>
        </table:table-row>
        <table:table-row table:style-name="ro1">
          <table:table-cell office:value-type="date" office:date-value="2020-01-01" calcext:value-type="date">
            <text:p>1 Jan 20</text:p>
          </table:table-cell>
          <table:table-cell office:value-type="string" calcext:value-type="string">
            <text:p>Saldo Awal - Tanah</text:p>
          </table:table-cell>
          <table:table-cell office:value-type="float" office:value="1310" calcext:value-type="float">
            <text:p>1310</text:p>
          </table:table-cell>
          <table:table-cell office:value-type="float" office:value="300000000" calcext:value-type="float">
            <text:p>300,000,000</text:p>
          </table:table-cell>
          <table:table-cell office:value-type="float" office:value="0" calcext:value-type="float">
            <text:p>0</text:p>
          </table:table-cell>
          <table:table-cell table:formula="of:=[.D6]-[.E6]" office:value-type="float" office:value="300000000" calcext:value-type="float">
            <text:p>300,000,000</text:p>
          </table:table-cell>
          <table:table-cell table:formula="of:=VLOOKUP([.C6];[COA.$A$2:.$E$58];2;0)" office:value-type="string" office:string-value="Aset Tetap – Tanah" calcext:value-type="string">
            <text:p>Aset Tetap – Tanah</text:p>
          </table:table-cell>
          <table:table-cell table:formula="of:=VLOOKUP([.C6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01" calcext:value-type="date">
            <text:p>1 Jan 20</text:p>
          </table:table-cell>
          <table:table-cell office:value-type="string" calcext:value-type="string">
            <text:p>Saldo Awal - Tanah</text:p>
          </table:table-cell>
          <table:table-cell office:value-type="float" office:value="3001" calcext:value-type="float">
            <text:p>3001</text:p>
          </table:table-cell>
          <table:table-cell office:value-type="float" office:value="0" calcext:value-type="float">
            <text:p>0</text:p>
          </table:table-cell>
          <table:table-cell office:value-type="float" office:value="300000000" calcext:value-type="float">
            <text:p>300,000,000</text:p>
          </table:table-cell>
          <table:table-cell table:formula="of:=[.D7]-[.E7]" office:value-type="float" office:value="-300000000" calcext:value-type="float">
            <text:p>-300,000,000</text:p>
          </table:table-cell>
          <table:table-cell table:formula="of:=VLOOKUP([.C7];[COA.$A$2:.$E$58];2;0)" office:value-type="string" office:string-value="Modal Tn. Abdul" calcext:value-type="string">
            <text:p>Modal Tn. Abdul</text:p>
          </table:table-cell>
          <table:table-cell table:formula="of:=VLOOKUP([.C7];[COA.$A$2:.$E$58];5;0)" office:value-type="string" office:string-value="EQUITY" calcext:value-type="string">
            <text:p>EQUITY</text:p>
          </table:table-cell>
        </table:table-row>
        <table:table-row table:style-name="ro1">
          <table:table-cell office:value-type="date" office:date-value="2020-01-01" calcext:value-type="date">
            <text:p>1 Jan 20</text:p>
          </table:table-cell>
          <table:table-cell office:value-type="string" calcext:value-type="string">
            <text:p>Saldo Awal - Bangunan</text:p>
          </table:table-cell>
          <table:table-cell office:value-type="float" office:value="1320" calcext:value-type="float">
            <text:p>1320</text:p>
          </table:table-cell>
          <table:table-cell office:value-type="float" office:value="250000000" calcext:value-type="float">
            <text:p>250,000,000</text:p>
          </table:table-cell>
          <table:table-cell office:value-type="float" office:value="0" calcext:value-type="float">
            <text:p>0</text:p>
          </table:table-cell>
          <table:table-cell table:formula="of:=[.D8]-[.E8]" office:value-type="float" office:value="250000000" calcext:value-type="float">
            <text:p>250,000,000</text:p>
          </table:table-cell>
          <table:table-cell table:formula="of:=VLOOKUP([.C8];[COA.$A$2:.$E$58];2;0)" office:value-type="string" office:string-value="Aset Tetap – Bangunan" calcext:value-type="string">
            <text:p>Aset Tetap – Bangunan</text:p>
          </table:table-cell>
          <table:table-cell table:formula="of:=VLOOKUP([.C8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01" calcext:value-type="date">
            <text:p>1 Jan 20</text:p>
          </table:table-cell>
          <table:table-cell office:value-type="string" calcext:value-type="string">
            <text:p>Saldo Awal - Bangunan</text:p>
          </table:table-cell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  <table:table-cell office:value-type="float" office:value="250000000" calcext:value-type="float">
            <text:p>250,000,000</text:p>
          </table:table-cell>
          <table:table-cell table:formula="of:=[.D9]-[.E9]" office:value-type="float" office:value="-250000000" calcext:value-type="float">
            <text:p>-250,000,000</text:p>
          </table:table-cell>
          <table:table-cell table:formula="of:=VLOOKUP([.C9];[COA.$A$2:.$E$58];2;0)" office:value-type="string" office:string-value="Modal Ibu. Fina" calcext:value-type="string">
            <text:p>Modal Ibu. Fina</text:p>
          </table:table-cell>
          <table:table-cell table:formula="of:=VLOOKUP([.C9];[COA.$A$2:.$E$58];5;0)" office:value-type="string" office:string-value="EQUITY" calcext:value-type="string">
            <text:p>EQUITY</text:p>
          </table:table-cell>
        </table:table-row>
        <table:table-row table:style-name="ro1">
          <table:table-cell office:value-type="date" office:date-value="2020-01-01" calcext:value-type="date">
            <text:p>1 Jan 20</text:p>
          </table:table-cell>
          <table:table-cell office:value-type="string" calcext:value-type="string">
            <text:p>Saldo Awal - Perlengkapan Kantor</text:p>
          </table:table-cell>
          <table:table-cell office:value-type="float" office:value="1330" calcext:value-type="float">
            <text:p>1330</text:p>
          </table:table-cell>
          <table:table-cell office:value-type="float" office:value="60000000" calcext:value-type="float">
            <text:p>60,000,000</text:p>
          </table:table-cell>
          <table:table-cell office:value-type="float" office:value="0" calcext:value-type="float">
            <text:p>0</text:p>
          </table:table-cell>
          <table:table-cell table:formula="of:=[.D10]-[.E10]" office:value-type="float" office:value="60000000" calcext:value-type="float">
            <text:p>60,000,000</text:p>
          </table:table-cell>
          <table:table-cell table:formula="of:=VLOOKUP([.C10];[COA.$A$2:.$E$58];2;0)" office:value-type="string" office:string-value="Aset Tetap – Perlengkapan Kantor" calcext:value-type="string">
            <text:p>Aset Tetap – Perlengkapan Kantor</text:p>
          </table:table-cell>
          <table:table-cell table:formula="of:=VLOOKUP([.C10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01" calcext:value-type="date">
            <text:p>1 Jan 20</text:p>
          </table:table-cell>
          <table:table-cell office:value-type="string" calcext:value-type="string">
            <text:p>Saldo Awal - Perlengkapan Kantor</text:p>
          </table:table-cell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,000,000</text:p>
          </table:table-cell>
          <table:table-cell table:formula="of:=[.D11]-[.E11]" office:value-type="float" office:value="-60000000" calcext:value-type="float">
            <text:p>-60,000,000</text:p>
          </table:table-cell>
          <table:table-cell table:formula="of:=VLOOKUP([.C11];[COA.$A$2:.$E$58];2;0)" office:value-type="string" office:string-value="Modal Ibu. Fina" calcext:value-type="string">
            <text:p>Modal Ibu. Fina</text:p>
          </table:table-cell>
          <table:table-cell table:formula="of:=VLOOKUP([.C11];[COA.$A$2:.$E$58];5;0)" office:value-type="string" office:string-value="EQUITY" calcext:value-type="string">
            <text:p>EQUITY</text:p>
          </table:table-cell>
        </table:table-row>
        <table:table-row table:style-name="ro1">
          <table:table-cell office:value-type="date" office:date-value="2020-01-02" calcext:value-type="date">
            <text:p>2 Jan 20</text:p>
          </table:table-cell>
          <table:table-cell office:value-type="string" calcext:value-type="string">
            <text:p>Jasa Konsultasi untuk PT. Sukses Jaya - Jatuh tempo pada tanggal 22 Januari 2019</text:p>
          </table:table-cell>
          <table:table-cell office:value-type="float" office:value="1100" calcext:value-type="float">
            <text:p>1100</text:p>
          </table:table-cell>
          <table:table-cell office:value-type="float" office:value="24000000" calcext:value-type="float">
            <text:p>24,000,000</text:p>
          </table:table-cell>
          <table:table-cell office:value-type="float" office:value="0" calcext:value-type="float">
            <text:p>0</text:p>
          </table:table-cell>
          <table:table-cell table:formula="of:=[.D12]-[.E12]" office:value-type="float" office:value="24000000" calcext:value-type="float">
            <text:p>24,000,000</text:p>
          </table:table-cell>
          <table:table-cell table:formula="of:=VLOOKUP([.C12];[COA.$A$2:.$E$58];2;0)" office:value-type="string" office:string-value="Piutang usaha" calcext:value-type="string">
            <text:p>Piutang usaha</text:p>
          </table:table-cell>
          <table:table-cell table:formula="of:=VLOOKUP([.C12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02" calcext:value-type="date">
            <text:p>2 Jan 20</text:p>
          </table:table-cell>
          <table:table-cell office:value-type="string" calcext:value-type="string">
            <text:p>Jasa Konsultasi untuk PT. Sukses Jaya - Jatuh tempo pada tanggal 22 Januari 2019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office:value-type="float" office:value="24000000" calcext:value-type="float">
            <text:p>24,000,000</text:p>
          </table:table-cell>
          <table:table-cell table:formula="of:=[.D13]-[.E13]" office:value-type="float" office:value="-24000000" calcext:value-type="float">
            <text:p>-24,000,000</text:p>
          </table:table-cell>
          <table:table-cell table:formula="of:=VLOOKUP([.C13];[COA.$A$2:.$E$58];2;0)" office:value-type="string" office:string-value="Pendapatan Jasa" calcext:value-type="string">
            <text:p>Pendapatan Jasa</text:p>
          </table:table-cell>
          <table:table-cell table:formula="of:=VLOOKUP([.C13];[COA.$A$2:.$E$58];5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date" office:date-value="2020-01-05" calcext:value-type="date">
            <text:p>5 Jan 20</text:p>
          </table:table-cell>
          <table:table-cell office:value-type="string" calcext:value-type="string">
            <text:p>Penerimaan pembayaran dari UD. Dagang Sejahtera</text:p>
          </table:table-cell>
          <table:table-cell office:value-type="float" office:value="1010" calcext:value-type="float">
            <text:p>1010</text:p>
          </table:table-cell>
          <table:table-cell office:value-type="float" office:value="19000000" calcext:value-type="float">
            <text:p>19,000,000</text:p>
          </table:table-cell>
          <table:table-cell office:value-type="float" office:value="0" calcext:value-type="float">
            <text:p>0</text:p>
          </table:table-cell>
          <table:table-cell table:formula="of:=[.D14]-[.E14]" office:value-type="float" office:value="19000000" calcext:value-type="float">
            <text:p>19,000,000</text:p>
          </table:table-cell>
          <table:table-cell table:formula="of:=VLOOKUP([.C14];[COA.$A$2:.$E$58];2;0)" office:value-type="string" office:string-value="Bank" calcext:value-type="string">
            <text:p>Bank</text:p>
          </table:table-cell>
          <table:table-cell table:formula="of:=VLOOKUP([.C14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05" calcext:value-type="date">
            <text:p>5 Jan 20</text:p>
          </table:table-cell>
          <table:table-cell office:value-type="string" calcext:value-type="string">
            <text:p>Penerimaan pembayaran dari UD. Dagang Sejahtera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office:value-type="float" office:value="19000000" calcext:value-type="float">
            <text:p>19,000,000</text:p>
          </table:table-cell>
          <table:table-cell table:formula="of:=[.D15]-[.E15]" office:value-type="float" office:value="-19000000" calcext:value-type="float">
            <text:p>-19,000,000</text:p>
          </table:table-cell>
          <table:table-cell table:formula="of:=VLOOKUP([.C15];[COA.$A$2:.$E$58];2;0)" office:value-type="string" office:string-value="Pendapatan Jasa" calcext:value-type="string">
            <text:p>Pendapatan Jasa</text:p>
          </table:table-cell>
          <table:table-cell table:formula="of:=VLOOKUP([.C15];[COA.$A$2:.$E$58];5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date" office:date-value="2020-01-08" calcext:value-type="date">
            <text:p>8 Jan 20</text:p>
          </table:table-cell>
          <table:table-cell office:value-type="string" calcext:value-type="string">
            <text:p>Pengisian Kas Kantor/ Petty Cash (transfer dari Bank)</text:p>
          </table:table-cell>
          <table:table-cell office:value-type="float" office:value="1002" calcext:value-type="float">
            <text:p>1002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0" calcext:value-type="float">
            <text:p>0</text:p>
          </table:table-cell>
          <table:table-cell table:formula="of:=[.D16]-[.E16]" office:value-type="float" office:value="3000000" calcext:value-type="float">
            <text:p>3,000,000</text:p>
          </table:table-cell>
          <table:table-cell table:formula="of:=VLOOKUP([.C16];[COA.$A$2:.$E$58];2;0)" office:value-type="string" office:string-value="Kas Kantor" calcext:value-type="string">
            <text:p>Kas Kantor</text:p>
          </table:table-cell>
          <table:table-cell table:formula="of:=VLOOKUP([.C16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08" calcext:value-type="date">
            <text:p>8 Jan 20</text:p>
          </table:table-cell>
          <table:table-cell office:value-type="string" calcext:value-type="string">
            <text:p>Pengisian Kas Kantor/ Petty Cash (transfer dari Bank)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3000000" calcext:value-type="float">
            <text:p>3,000,000</text:p>
          </table:table-cell>
          <table:table-cell table:formula="of:=[.D17]-[.E17]" office:value-type="float" office:value="-3000000" calcext:value-type="float">
            <text:p>-3,000,000</text:p>
          </table:table-cell>
          <table:table-cell table:formula="of:=VLOOKUP([.C17];[COA.$A$2:.$E$58];2;0)" office:value-type="string" office:string-value="Bank" calcext:value-type="string">
            <text:p>Bank</text:p>
          </table:table-cell>
          <table:table-cell table:formula="of:=VLOOKUP([.C17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09" calcext:value-type="date">
            <text:p>9 Jan 20</text:p>
          </table:table-cell>
          <table:table-cell office:value-type="string" calcext:value-type="string">
            <text:p>Pembayaran iuran air dan tagihan telepon</text:p>
          </table:table-cell>
          <table:table-cell office:value-type="float" office:value="5025" calcext:value-type="float">
            <text:p>5025</text:p>
          </table:table-cell>
          <table:table-cell office:value-type="float" office:value="1120000" calcext:value-type="float">
            <text:p>1,120,000</text:p>
          </table:table-cell>
          <table:table-cell office:value-type="float" office:value="0" calcext:value-type="float">
            <text:p>0</text:p>
          </table:table-cell>
          <table:table-cell table:formula="of:=[.D18]-[.E18]" office:value-type="float" office:value="1120000" calcext:value-type="float">
            <text:p>1,120,000</text:p>
          </table:table-cell>
          <table:table-cell table:formula="of:=VLOOKUP([.C18];[COA.$A$2:.$E$58];2;0)" office:value-type="string" office:string-value="Listrik, air, telepon" calcext:value-type="string">
            <text:p>Listrik, air, telepon</text:p>
          </table:table-cell>
          <table:table-cell table:formula="of:=VLOOKUP([.C18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1-09" calcext:value-type="date">
            <text:p>9 Jan 20</text:p>
          </table:table-cell>
          <table:table-cell office:value-type="string" calcext:value-type="string">
            <text:p>Pembayaran iuran air dan tagihan telepon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1120000" calcext:value-type="float">
            <text:p>1,120,000</text:p>
          </table:table-cell>
          <table:table-cell table:formula="of:=[.D19]-[.E19]" office:value-type="float" office:value="-1120000" calcext:value-type="float">
            <text:p>-1,120,000</text:p>
          </table:table-cell>
          <table:table-cell table:formula="of:=VLOOKUP([.C19];[COA.$A$2:.$E$58];2;0)" office:value-type="string" office:string-value="Kas Kantor" calcext:value-type="string">
            <text:p>Kas Kantor</text:p>
          </table:table-cell>
          <table:table-cell table:formula="of:=VLOOKUP([.C19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09" calcext:value-type="date">
            <text:p>9 Jan 20</text:p>
          </table:table-cell>
          <table:table-cell office:value-type="string" calcext:value-type="string">
            <text:p>Pembelian alat tulis (ATK) untuk kantor secara kredit</text:p>
          </table:table-cell>
          <table:table-cell office:value-type="float" office:value="5015" calcext:value-type="float">
            <text:p>5015</text:p>
          </table:table-cell>
          <table:table-cell office:value-type="float" office:value="1120000" calcext:value-type="float">
            <text:p>1,120,000</text:p>
          </table:table-cell>
          <table:table-cell office:value-type="float" office:value="0" calcext:value-type="float">
            <text:p>0</text:p>
          </table:table-cell>
          <table:table-cell table:formula="of:=[.D20]-[.E20]" office:value-type="float" office:value="1120000" calcext:value-type="float">
            <text:p>1,120,000</text:p>
          </table:table-cell>
          <table:table-cell table:formula="of:=VLOOKUP([.C20];[COA.$A$2:.$E$58];2;0)" office:value-type="string" office:string-value="Beban ATK" calcext:value-type="string">
            <text:p>Beban ATK</text:p>
          </table:table-cell>
          <table:table-cell table:formula="of:=VLOOKUP([.C20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1-09" calcext:value-type="date">
            <text:p>9 Jan 20</text:p>
          </table:table-cell>
          <table:table-cell office:value-type="string" calcext:value-type="string">
            <text:p>Pembelian alat tulis (ATK) untuk kantor secara kredit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120000" calcext:value-type="float">
            <text:p>1,120,000</text:p>
          </table:table-cell>
          <table:table-cell table:formula="of:=[.D21]-[.E21]" office:value-type="float" office:value="-1120000" calcext:value-type="float">
            <text:p>-1,120,000</text:p>
          </table:table-cell>
          <table:table-cell table:formula="of:=VLOOKUP([.C21];[COA.$A$2:.$E$58];2;0)" office:value-type="string" office:string-value="Utang usaha" calcext:value-type="string">
            <text:p>Utang usaha</text:p>
          </table:table-cell>
          <table:table-cell table:formula="of:=VLOOKUP([.C21];[COA.$A$2:.$E$58];5;0)" office:value-type="string" office:string-value="LIABILITIES" calcext:value-type="string">
            <text:p>LIABILITIES</text:p>
          </table:table-cell>
        </table:table-row>
        <table:table-row table:style-name="ro1">
          <table:table-cell office:value-type="date" office:date-value="2020-01-10" calcext:value-type="date">
            <text:p>10 Jan 20</text:p>
          </table:table-cell>
          <table:table-cell office:value-type="string" calcext:value-type="string">
            <text:p>Pembelian pulsa listrik untuk kantor</text:p>
          </table:table-cell>
          <table:table-cell office:value-type="float" office:value="5025" calcext:value-type="float">
            <text:p>5025</text:p>
          </table:table-cell>
          <table:table-cell office:value-type="float" office:value="300000" calcext:value-type="float">
            <text:p>300,000</text:p>
          </table:table-cell>
          <table:table-cell office:value-type="float" office:value="0" calcext:value-type="float">
            <text:p>0</text:p>
          </table:table-cell>
          <table:table-cell table:formula="of:=[.D22]-[.E22]" office:value-type="float" office:value="300000" calcext:value-type="float">
            <text:p>300,000</text:p>
          </table:table-cell>
          <table:table-cell table:formula="of:=VLOOKUP([.C22];[COA.$A$2:.$E$58];2;0)" office:value-type="string" office:string-value="Listrik, air, telepon" calcext:value-type="string">
            <text:p>Listrik, air, telepon</text:p>
          </table:table-cell>
          <table:table-cell table:formula="of:=VLOOKUP([.C22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1-10" calcext:value-type="date">
            <text:p>10 Jan 20</text:p>
          </table:table-cell>
          <table:table-cell office:value-type="string" calcext:value-type="string">
            <text:p>Pembelian pulsa listrik untuk kantor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,000</text:p>
          </table:table-cell>
          <table:table-cell table:formula="of:=[.D23]-[.E23]" office:value-type="float" office:value="-300000" calcext:value-type="float">
            <text:p>-300,000</text:p>
          </table:table-cell>
          <table:table-cell table:formula="of:=VLOOKUP([.C23];[COA.$A$2:.$E$58];2;0)" office:value-type="string" office:string-value="Kas Kantor" calcext:value-type="string">
            <text:p>Kas Kantor</text:p>
          </table:table-cell>
          <table:table-cell table:formula="of:=VLOOKUP([.C23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10" calcext:value-type="date">
            <text:p>10 Jan 20</text:p>
          </table:table-cell>
          <table:table-cell office:value-type="string" calcext:value-type="string">
            <text:p>Pembelian kertas untuk kebutuhan kantor secara kredit</text:p>
          </table:table-cell>
          <table:table-cell office:value-type="float" office:value="5015" calcext:value-type="float">
            <text:p>5015</text:p>
          </table:table-cell>
          <table:table-cell office:value-type="float" office:value="3500000" calcext:value-type="float">
            <text:p>3,500,000</text:p>
          </table:table-cell>
          <table:table-cell office:value-type="float" office:value="0" calcext:value-type="float">
            <text:p>0</text:p>
          </table:table-cell>
          <table:table-cell table:formula="of:=[.D24]-[.E24]" office:value-type="float" office:value="3500000" calcext:value-type="float">
            <text:p>3,500,000</text:p>
          </table:table-cell>
          <table:table-cell table:formula="of:=VLOOKUP([.C24];[COA.$A$2:.$E$58];2;0)" office:value-type="string" office:string-value="Beban ATK" calcext:value-type="string">
            <text:p>Beban ATK</text:p>
          </table:table-cell>
          <table:table-cell table:formula="of:=VLOOKUP([.C24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1-10" calcext:value-type="date">
            <text:p>10 Jan 20</text:p>
          </table:table-cell>
          <table:table-cell office:value-type="string" calcext:value-type="string">
            <text:p>Pembelian kertas untuk kebutuhan kantor secara kredit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3500000" calcext:value-type="float">
            <text:p>3,500,000</text:p>
          </table:table-cell>
          <table:table-cell table:formula="of:=[.D25]-[.E25]" office:value-type="float" office:value="-3500000" calcext:value-type="float">
            <text:p>-3,500,000</text:p>
          </table:table-cell>
          <table:table-cell table:formula="of:=VLOOKUP([.C25];[COA.$A$2:.$E$58];2;0)" office:value-type="string" office:string-value="Utang usaha" calcext:value-type="string">
            <text:p>Utang usaha</text:p>
          </table:table-cell>
          <table:table-cell table:formula="of:=VLOOKUP([.C25];[COA.$A$2:.$E$58];5;0)" office:value-type="string" office:string-value="LIABILITIES" calcext:value-type="string">
            <text:p>LIABILITIES</text:p>
          </table:table-cell>
        </table:table-row>
        <table:table-row table:style-name="ro1">
          <table:table-cell office:value-type="date" office:date-value="2020-01-11" calcext:value-type="date">
            <text:p>11 Jan 20</text:p>
          </table:table-cell>
          <table:table-cell office:value-type="string" calcext:value-type="string">
            <text:p>Makanan ringan untuk tamu kantor</text:p>
          </table:table-cell>
          <table:table-cell office:value-type="float" office:value="5030" calcext:value-type="float">
            <text:p>5030</text:p>
          </table:table-cell>
          <table:table-cell office:value-type="float" office:value="250000" calcext:value-type="float">
            <text:p>250,000</text:p>
          </table:table-cell>
          <table:table-cell office:value-type="float" office:value="0" calcext:value-type="float">
            <text:p>0</text:p>
          </table:table-cell>
          <table:table-cell table:formula="of:=[.D26]-[.E26]" office:value-type="float" office:value="250000" calcext:value-type="float">
            <text:p>250,000</text:p>
          </table:table-cell>
          <table:table-cell table:formula="of:=VLOOKUP([.C26];[COA.$A$2:.$E$58];2;0)" office:value-type="string" office:string-value="Jamuan dan Sumbangan" calcext:value-type="string">
            <text:p>Jamuan dan Sumbangan</text:p>
          </table:table-cell>
          <table:table-cell table:formula="of:=VLOOKUP([.C26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1-11" calcext:value-type="date">
            <text:p>11 Jan 20</text:p>
          </table:table-cell>
          <table:table-cell office:value-type="string" calcext:value-type="string">
            <text:p>Makanan ringan untuk tamu kantor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250000" calcext:value-type="float">
            <text:p>250,000</text:p>
          </table:table-cell>
          <table:table-cell table:formula="of:=[.D27]-[.E27]" office:value-type="float" office:value="-250000" calcext:value-type="float">
            <text:p>-250,000</text:p>
          </table:table-cell>
          <table:table-cell table:formula="of:=VLOOKUP([.C27];[COA.$A$2:.$E$58];2;0)" office:value-type="string" office:string-value="Kas Kantor" calcext:value-type="string">
            <text:p>Kas Kantor</text:p>
          </table:table-cell>
          <table:table-cell table:formula="of:=VLOOKUP([.C27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11" calcext:value-type="date">
            <text:p>11 Jan 20</text:p>
          </table:table-cell>
          <table:table-cell office:value-type="string" calcext:value-type="string">
            <text:p>Jasa Internal Control untuk PT. Maju Bersama - Jatuh tempo bulan Februari</text:p>
          </table:table-cell>
          <table:table-cell office:value-type="float" office:value="1100" calcext:value-type="float">
            <text:p>1100</text:p>
          </table:table-cell>
          <table:table-cell office:value-type="float" office:value="8500000" calcext:value-type="float">
            <text:p>8,500,000</text:p>
          </table:table-cell>
          <table:table-cell office:value-type="float" office:value="0" calcext:value-type="float">
            <text:p>0</text:p>
          </table:table-cell>
          <table:table-cell table:formula="of:=[.D28]-[.E28]" office:value-type="float" office:value="8500000" calcext:value-type="float">
            <text:p>8,500,000</text:p>
          </table:table-cell>
          <table:table-cell table:formula="of:=VLOOKUP([.C28];[COA.$A$2:.$E$58];2;0)" office:value-type="string" office:string-value="Piutang usaha" calcext:value-type="string">
            <text:p>Piutang usaha</text:p>
          </table:table-cell>
          <table:table-cell table:formula="of:=VLOOKUP([.C28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11" calcext:value-type="date">
            <text:p>11 Jan 20</text:p>
          </table:table-cell>
          <table:table-cell office:value-type="string" calcext:value-type="string">
            <text:p>Jasa Internal Control untuk PT. Maju Bersama - Jatuh tempo bulan Februari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office:value-type="float" office:value="8500000" calcext:value-type="float">
            <text:p>8,500,000</text:p>
          </table:table-cell>
          <table:table-cell table:formula="of:=[.D29]-[.E29]" office:value-type="float" office:value="-8500000" calcext:value-type="float">
            <text:p>-8,500,000</text:p>
          </table:table-cell>
          <table:table-cell table:formula="of:=VLOOKUP([.C29];[COA.$A$2:.$E$58];2;0)" office:value-type="string" office:string-value="Pendapatan Jasa" calcext:value-type="string">
            <text:p>Pendapatan Jasa</text:p>
          </table:table-cell>
          <table:table-cell table:formula="of:=VLOOKUP([.C29];[COA.$A$2:.$E$58];5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date" office:date-value="2020-01-13" calcext:value-type="date">
            <text:p>13 Jan 20</text:p>
          </table:table-cell>
          <table:table-cell office:value-type="string" calcext:value-type="string">
            <text:p>Setoran dari owner</text:p>
          </table:table-cell>
          <table:table-cell office:value-type="float" office:value="1010" calcext:value-type="float">
            <text:p>1010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0" calcext:value-type="float">
            <text:p>0</text:p>
          </table:table-cell>
          <table:table-cell table:formula="of:=[.D30]-[.E30]" office:value-type="float" office:value="75000000" calcext:value-type="float">
            <text:p>75,000,000</text:p>
          </table:table-cell>
          <table:table-cell table:formula="of:=VLOOKUP([.C30];[COA.$A$2:.$E$58];2;0)" office:value-type="string" office:string-value="Bank" calcext:value-type="string">
            <text:p>Bank</text:p>
          </table:table-cell>
          <table:table-cell table:formula="of:=VLOOKUP([.C30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13" calcext:value-type="date">
            <text:p>13 Jan 20</text:p>
          </table:table-cell>
          <table:table-cell office:value-type="string" calcext:value-type="string">
            <text:p>Setoran dari owner</text:p>
          </table:table-cell>
          <table:table-cell office:value-type="float" office:value="3101" calcext:value-type="float">
            <text:p>3101</text:p>
          </table:table-cell>
          <table:table-cell office:value-type="float" office:value="0" calcext:value-type="float">
            <text:p>0</text:p>
          </table:table-cell>
          <table:table-cell office:value-type="float" office:value="75000000" calcext:value-type="float">
            <text:p>75,000,000</text:p>
          </table:table-cell>
          <table:table-cell table:formula="of:=[.D31]-[.E31]" office:value-type="float" office:value="-75000000" calcext:value-type="float">
            <text:p>-75,000,000</text:p>
          </table:table-cell>
          <table:table-cell table:formula="of:=VLOOKUP([.C31];[COA.$A$2:.$E$58];2;0)" office:value-type="string" office:string-value="Tambahan Modal disetor - Abdul" calcext:value-type="string">
            <text:p>Tambahan Modal disetor - Abdul</text:p>
          </table:table-cell>
          <table:table-cell table:formula="of:=VLOOKUP([.C31];[COA.$A$2:.$E$58];5;0)" office:value-type="string" office:string-value="EQUITY" calcext:value-type="string">
            <text:p>EQUITY</text:p>
          </table:table-cell>
        </table:table-row>
        <table:table-row table:style-name="ro1">
          <table:table-cell office:value-type="date" office:date-value="2020-01-17" calcext:value-type="date">
            <text:p>17 Jan 20</text:p>
          </table:table-cell>
          <table:table-cell office:value-type="string" calcext:value-type="string">
            <text:p>Setoran dari owner</text:p>
          </table:table-cell>
          <table:table-cell office:value-type="float" office:value="1010" calcext:value-type="float">
            <text:p>1010</text:p>
          </table:table-cell>
          <table:table-cell office:value-type="float" office:value="50000000" calcext:value-type="float">
            <text:p>50,000,000</text:p>
          </table:table-cell>
          <table:table-cell office:value-type="float" office:value="0" calcext:value-type="float">
            <text:p>0</text:p>
          </table:table-cell>
          <table:table-cell table:formula="of:=[.D32]-[.E32]" office:value-type="float" office:value="50000000" calcext:value-type="float">
            <text:p>50,000,000</text:p>
          </table:table-cell>
          <table:table-cell table:formula="of:=VLOOKUP([.C32];[COA.$A$2:.$E$58];2;0)" office:value-type="string" office:string-value="Bank" calcext:value-type="string">
            <text:p>Bank</text:p>
          </table:table-cell>
          <table:table-cell table:formula="of:=VLOOKUP([.C32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17" calcext:value-type="date">
            <text:p>17 Jan 20</text:p>
          </table:table-cell>
          <table:table-cell office:value-type="string" calcext:value-type="string">
            <text:p>Setoran dari owner</text:p>
          </table:table-cell>
          <table:table-cell office:value-type="float" office:value="3102" calcext:value-type="float">
            <text:p>3102</text:p>
          </table:table-cell>
          <table:table-cell office:value-type="float" office:value="0" calcext:value-type="float">
            <text:p>0</text:p>
          </table:table-cell>
          <table:table-cell office:value-type="float" office:value="50000000" calcext:value-type="float">
            <text:p>50,000,000</text:p>
          </table:table-cell>
          <table:table-cell table:formula="of:=[.D33]-[.E33]" office:value-type="float" office:value="-50000000" calcext:value-type="float">
            <text:p>-50,000,000</text:p>
          </table:table-cell>
          <table:table-cell table:formula="of:=VLOOKUP([.C33];[COA.$A$2:.$E$58];2;0)" office:value-type="string" office:string-value="Tambahan Modal disetor - Fina" calcext:value-type="string">
            <text:p>Tambahan Modal disetor - Fina</text:p>
          </table:table-cell>
          <table:table-cell table:formula="of:=VLOOKUP([.C33];[COA.$A$2:.$E$58];5;0)" office:value-type="string" office:string-value="EQUITY" calcext:value-type="string">
            <text:p>EQUITY</text:p>
          </table:table-cell>
        </table:table-row>
        <table:table-row table:style-name="ro1">
          <table:table-cell office:value-type="date" office:date-value="2020-01-22" calcext:value-type="date">
            <text:p>22 Jan 20</text:p>
          </table:table-cell>
          <table:table-cell office:value-type="string" calcext:value-type="string">
            <text:p>Penerimaan pembayaran dari PT. Sukses Jaya</text:p>
          </table:table-cell>
          <table:table-cell office:value-type="float" office:value="1010" calcext:value-type="float">
            <text:p>1010</text:p>
          </table:table-cell>
          <table:table-cell office:value-type="float" office:value="24000000" calcext:value-type="float">
            <text:p>24,000,000</text:p>
          </table:table-cell>
          <table:table-cell office:value-type="float" office:value="0" calcext:value-type="float">
            <text:p>0</text:p>
          </table:table-cell>
          <table:table-cell table:formula="of:=[.D34]-[.E34]" office:value-type="float" office:value="24000000" calcext:value-type="float">
            <text:p>24,000,000</text:p>
          </table:table-cell>
          <table:table-cell table:formula="of:=VLOOKUP([.C34];[COA.$A$2:.$E$58];2;0)" office:value-type="string" office:string-value="Bank" calcext:value-type="string">
            <text:p>Bank</text:p>
          </table:table-cell>
          <table:table-cell table:formula="of:=VLOOKUP([.C34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22" calcext:value-type="date">
            <text:p>22 Jan 20</text:p>
          </table:table-cell>
          <table:table-cell office:value-type="string" calcext:value-type="string">
            <text:p>Penerimaan pembayaran dari PT. Sukses Jaya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office:value-type="float" office:value="24000000" calcext:value-type="float">
            <text:p>24,000,000</text:p>
          </table:table-cell>
          <table:table-cell table:formula="of:=[.D35]-[.E35]" office:value-type="float" office:value="-24000000" calcext:value-type="float">
            <text:p>-24,000,000</text:p>
          </table:table-cell>
          <table:table-cell table:formula="of:=VLOOKUP([.C35];[COA.$A$2:.$E$58];2;0)" office:value-type="string" office:string-value="Pendapatan Jasa" calcext:value-type="string">
            <text:p>Pendapatan Jasa</text:p>
          </table:table-cell>
          <table:table-cell table:formula="of:=VLOOKUP([.C35];[COA.$A$2:.$E$58];5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date" office:date-value="2020-01-26" calcext:value-type="date">
            <text:p>26 Jan 20</text:p>
          </table:table-cell>
          <table:table-cell office:value-type="string" calcext:value-type="string">
            <text:p>Biaya pemasangan iklan di surat kabar</text:p>
          </table:table-cell>
          <table:table-cell office:value-type="float" office:value="5011" calcext:value-type="float">
            <text:p>5011</text:p>
          </table:table-cell>
          <table:table-cell office:value-type="float" office:value="2500000" calcext:value-type="float">
            <text:p>2,500,000</text:p>
          </table:table-cell>
          <table:table-cell office:value-type="float" office:value="0" calcext:value-type="float">
            <text:p>0</text:p>
          </table:table-cell>
          <table:table-cell table:formula="of:=[.D36]-[.E36]" office:value-type="float" office:value="2500000" calcext:value-type="float">
            <text:p>2,500,000</text:p>
          </table:table-cell>
          <table:table-cell table:formula="of:=VLOOKUP([.C36];[COA.$A$2:.$E$58];2;0)" office:value-type="string" office:string-value="Beban iklan" calcext:value-type="string">
            <text:p>Beban iklan</text:p>
          </table:table-cell>
          <table:table-cell table:formula="of:=VLOOKUP([.C36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1-26" calcext:value-type="date">
            <text:p>26 Jan 20</text:p>
          </table:table-cell>
          <table:table-cell office:value-type="string" calcext:value-type="string">
            <text:p>Biaya pemasangan iklan di surat kabar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2500000" calcext:value-type="float">
            <text:p>2,500,000</text:p>
          </table:table-cell>
          <table:table-cell table:formula="of:=[.D37]-[.E37]" office:value-type="float" office:value="-2500000" calcext:value-type="float">
            <text:p>-2,500,000</text:p>
          </table:table-cell>
          <table:table-cell table:formula="of:=VLOOKUP([.C37];[COA.$A$2:.$E$58];2;0)" office:value-type="string" office:string-value="Bank" calcext:value-type="string">
            <text:p>Bank</text:p>
          </table:table-cell>
          <table:table-cell table:formula="of:=VLOOKUP([.C37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28" calcext:value-type="date">
            <text:p>28 Jan 20</text:p>
          </table:table-cell>
          <table:table-cell office:value-type="string" calcext:value-type="string">
            <text:p>Pembayaran gaji karyawan</text:p>
          </table:table-cell>
          <table:table-cell office:value-type="float" office:value="5021" calcext:value-type="float">
            <text:p>5021</text:p>
          </table:table-cell>
          <table:table-cell office:value-type="float" office:value="25000000" calcext:value-type="float">
            <text:p>25,000,000</text:p>
          </table:table-cell>
          <table:table-cell office:value-type="float" office:value="0" calcext:value-type="float">
            <text:p>0</text:p>
          </table:table-cell>
          <table:table-cell table:formula="of:=[.D38]-[.E38]" office:value-type="float" office:value="25000000" calcext:value-type="float">
            <text:p>25,000,000</text:p>
          </table:table-cell>
          <table:table-cell table:formula="of:=VLOOKUP([.C38];[COA.$A$2:.$E$58];2;0)" office:value-type="string" office:string-value="Gaji pegawai" calcext:value-type="string">
            <text:p>Gaji pegawai</text:p>
          </table:table-cell>
          <table:table-cell table:formula="of:=VLOOKUP([.C38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1-28" calcext:value-type="date">
            <text:p>28 Jan 20</text:p>
          </table:table-cell>
          <table:table-cell office:value-type="string" calcext:value-type="string">
            <text:p>Pembayaran gaji karyawan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25000000" calcext:value-type="float">
            <text:p>25,000,000</text:p>
          </table:table-cell>
          <table:table-cell table:formula="of:=[.D39]-[.E39]" office:value-type="float" office:value="-25000000" calcext:value-type="float">
            <text:p>-25,000,000</text:p>
          </table:table-cell>
          <table:table-cell table:formula="of:=VLOOKUP([.C39];[COA.$A$2:.$E$58];2;0)" office:value-type="string" office:string-value="Bank" calcext:value-type="string">
            <text:p>Bank</text:p>
          </table:table-cell>
          <table:table-cell table:formula="of:=VLOOKUP([.C39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31" calcext:value-type="date">
            <text:p>31 Jan 20</text:p>
          </table:table-cell>
          <table:table-cell office:value-type="string" calcext:value-type="string">
            <text:p>Iuran keamanan dan kebersihan bulan Januari 2019 yang masih harus di bayar </text:p>
          </table:table-cell>
          <table:table-cell office:value-type="float" office:value="5031" calcext:value-type="float">
            <text:p>5031</text:p>
          </table:table-cell>
          <table:table-cell office:value-type="float" office:value="350000" calcext:value-type="float">
            <text:p>350,000</text:p>
          </table:table-cell>
          <table:table-cell office:value-type="float" office:value="0" calcext:value-type="float">
            <text:p>0</text:p>
          </table:table-cell>
          <table:table-cell table:formula="of:=[.D40]-[.E40]" office:value-type="float" office:value="350000" calcext:value-type="float">
            <text:p>350,000</text:p>
          </table:table-cell>
          <table:table-cell table:formula="of:=VLOOKUP([.C40];[COA.$A$2:.$E$58];2;0)" office:value-type="string" office:string-value="Beban Kebersihan &amp; Keamanan" calcext:value-type="string">
            <text:p>Beban Kebersihan &amp; Keamanan</text:p>
          </table:table-cell>
          <table:table-cell table:formula="of:=VLOOKUP([.C40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1-31" calcext:value-type="date">
            <text:p>31 Jan 20</text:p>
          </table:table-cell>
          <table:table-cell office:value-type="string" calcext:value-type="string">
            <text:p>Iuran keamanan dan kebersihan bulan Januari 2019 yang masih harus di bayar </text:p>
          </table:table-cell>
          <table:table-cell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office:value-type="float" office:value="350000" calcext:value-type="float">
            <text:p>350,000</text:p>
          </table:table-cell>
          <table:table-cell table:formula="of:=[.D41]-[.E41]" office:value-type="float" office:value="-350000" calcext:value-type="float">
            <text:p>-350,000</text:p>
          </table:table-cell>
          <table:table-cell table:formula="of:=VLOOKUP([.C41];[COA.$A$2:.$E$58];2;0)" office:value-type="string" office:string-value="Utang lainnya" calcext:value-type="string">
            <text:p>Utang lainnya</text:p>
          </table:table-cell>
          <table:table-cell table:formula="of:=VLOOKUP([.C41];[COA.$A$2:.$E$58];5;0)" office:value-type="string" office:string-value="LIABILITIES" calcext:value-type="string">
            <text:p>LIABILITIES</text:p>
          </table:table-cell>
        </table:table-row>
        <table:table-row table:style-name="ro1">
          <table:table-cell office:value-type="date" office:date-value="2020-01-31" calcext:value-type="date">
            <text:p>31 Jan 20</text:p>
          </table:table-cell>
          <table:table-cell office:value-type="string" calcext:value-type="string">
            <text:p>Closing Entry untuk Ikhtisar Rugi-Laba bulan Januari 2019</text:p>
          </table:table-cell>
          <table:table-cell office:value-type="float" office:value="9999" calcext:value-type="float">
            <text:p>9999</text:p>
          </table:table-cell>
          <table:table-cell office:value-type="float" office:value="41360000" calcext:value-type="float">
            <text:p>41,360,000</text:p>
          </table:table-cell>
          <table:table-cell office:value-type="float" office:value="0" calcext:value-type="float">
            <text:p>0</text:p>
          </table:table-cell>
          <table:table-cell table:formula="of:=[.D42]-[.E42]" office:value-type="float" office:value="41360000" calcext:value-type="float">
            <text:p>41,360,000</text:p>
          </table:table-cell>
          <table:table-cell table:formula="of:=VLOOKUP([.C42];[COA.$A$2:.$E$58];2;0)" office:value-type="string" office:string-value="Helper Account" calcext:value-type="string">
            <text:p>Helper Account</text:p>
          </table:table-cell>
          <table:table-cell table:formula="of:=VLOOKUP([.C42];[COA.$A$2:.$E$58];5;0)" office:value-type="string" office:string-value="HELPER" calcext:value-type="string">
            <text:p>HELPER</text:p>
          </table:table-cell>
        </table:table-row>
        <table:table-row table:style-name="ro1">
          <table:table-cell office:value-type="date" office:date-value="2020-01-31" calcext:value-type="date">
            <text:p>31 Jan 20</text:p>
          </table:table-cell>
          <table:table-cell office:value-type="string" calcext:value-type="string">
            <text:p>Closing Entry untuk Ikhtisar Rugi-Laba bulan Januari 2019</text:p>
          </table:table-cell>
          <table:table-cell office:value-type="float" office:value="3888" calcext:value-type="float">
            <text:p>3888</text:p>
          </table:table-cell>
          <table:table-cell office:value-type="float" office:value="0" calcext:value-type="float">
            <text:p>0</text:p>
          </table:table-cell>
          <table:table-cell office:value-type="float" office:value="41360000" calcext:value-type="float">
            <text:p>41,360,000</text:p>
          </table:table-cell>
          <table:table-cell table:formula="of:=[.D43]-[.E43]" office:value-type="float" office:value="-41360000" calcext:value-type="float">
            <text:p>-41,360,000</text:p>
          </table:table-cell>
          <table:table-cell table:formula="of:=VLOOKUP([.C43];[COA.$A$2:.$E$58];2;0)" office:value-type="string" office:string-value="Akumulasi Laba" calcext:value-type="string">
            <text:p>Akumulasi Laba</text:p>
          </table:table-cell>
          <table:table-cell table:formula="of:=VLOOKUP([.C43];[COA.$A$2:.$E$58];5;0)" office:value-type="string" office:string-value="EQUITY" calcext:value-type="string">
            <text:p>EQUITY</text:p>
          </table:table-cell>
        </table:table-row>
        <table:table-row table:style-name="ro1">
          <table:table-cell office:value-type="date" office:date-value="2020-02-01" calcext:value-type="date">
            <text:p>1 Feb 20</text:p>
          </table:table-cell>
          <table:table-cell office:value-type="string" calcext:value-type="string">
            <text:p>Pengisian Petty Cash dari bank</text:p>
          </table:table-cell>
          <table:table-cell office:value-type="float" office:value="1001" calcext:value-type="float">
            <text:p>1001</text:p>
          </table:table-cell>
          <table:table-cell office:value-type="float" office:value="1500000" calcext:value-type="float">
            <text:p>1,500,000</text:p>
          </table:table-cell>
          <table:table-cell office:value-type="float" office:value="0" calcext:value-type="float">
            <text:p>0</text:p>
          </table:table-cell>
          <table:table-cell table:formula="of:=[.D44]-[.E44]" office:value-type="float" office:value="1500000" calcext:value-type="float">
            <text:p>1,500,000</text:p>
          </table:table-cell>
          <table:table-cell table:formula="of:=VLOOKUP([.C44];[COA.$A$2:.$E$58];2;0)" office:value-type="string" office:string-value="Petty Cash" calcext:value-type="string">
            <text:p>Petty Cash</text:p>
          </table:table-cell>
          <table:table-cell table:formula="of:=VLOOKUP([.C44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01" calcext:value-type="date">
            <text:p>1 Feb 20</text:p>
          </table:table-cell>
          <table:table-cell office:value-type="string" calcext:value-type="string">
            <text:p>Pengisian Petty Cash dari bank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1500000" calcext:value-type="float">
            <text:p>1,500,000</text:p>
          </table:table-cell>
          <table:table-cell table:formula="of:=[.D45]-[.E45]" office:value-type="float" office:value="-1500000" calcext:value-type="float">
            <text:p>-1,500,000</text:p>
          </table:table-cell>
          <table:table-cell table:formula="of:=VLOOKUP([.C45];[COA.$A$2:.$E$58];2;0)" office:value-type="string" office:string-value="Bank" calcext:value-type="string">
            <text:p>Bank</text:p>
          </table:table-cell>
          <table:table-cell table:formula="of:=VLOOKUP([.C45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02" calcext:value-type="date">
            <text:p>2 Feb 20</text:p>
          </table:table-cell>
          <table:table-cell office:value-type="string" calcext:value-type="string">
            <text:p>Jasa konsultasi pajak dan pembuatan Laporan Pajak untuk CV Bangun Bersama secara kredit. Jatuh tempo pada bulan Maret 2019</text:p>
          </table:table-cell>
          <table:table-cell office:value-type="float" office:value="1100" calcext:value-type="float">
            <text:p>1100</text:p>
          </table:table-cell>
          <table:table-cell office:value-type="float" office:value="22000000" calcext:value-type="float">
            <text:p>22,000,000</text:p>
          </table:table-cell>
          <table:table-cell office:value-type="float" office:value="0" calcext:value-type="float">
            <text:p>0</text:p>
          </table:table-cell>
          <table:table-cell table:formula="of:=[.D46]-[.E46]" office:value-type="float" office:value="22000000" calcext:value-type="float">
            <text:p>22,000,000</text:p>
          </table:table-cell>
          <table:table-cell table:formula="of:=VLOOKUP([.C46];[COA.$A$2:.$E$58];2;0)" office:value-type="string" office:string-value="Piutang usaha" calcext:value-type="string">
            <text:p>Piutang usaha</text:p>
          </table:table-cell>
          <table:table-cell table:formula="of:=VLOOKUP([.C46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02" calcext:value-type="date">
            <text:p>2 Feb 20</text:p>
          </table:table-cell>
          <table:table-cell office:value-type="string" calcext:value-type="string">
            <text:p>Jasa konsultasi pajak dan pembuatan Laporan Pajak untuk CV Bangun Bersama secara kredit. Jatuh tempo pada bulan Maret 2019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office:value-type="float" office:value="22000000" calcext:value-type="float">
            <text:p>22,000,000</text:p>
          </table:table-cell>
          <table:table-cell table:formula="of:=[.D47]-[.E47]" office:value-type="float" office:value="-22000000" calcext:value-type="float">
            <text:p>-22,000,000</text:p>
          </table:table-cell>
          <table:table-cell table:formula="of:=VLOOKUP([.C47];[COA.$A$2:.$E$58];2;0)" office:value-type="string" office:string-value="Pendapatan Jasa" calcext:value-type="string">
            <text:p>Pendapatan Jasa</text:p>
          </table:table-cell>
          <table:table-cell table:formula="of:=VLOOKUP([.C47];[COA.$A$2:.$E$58];5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date" office:date-value="2020-02-03" calcext:value-type="date">
            <text:p>3 Feb 20</text:p>
          </table:table-cell>
          <table:table-cell office:value-type="string" calcext:value-type="string">
            <text:p>Penerimaan pembayaran jasa konsultasi dari PT Maju Bersama</text:p>
          </table:table-cell>
          <table:table-cell office:value-type="float" office:value="1010" calcext:value-type="float">
            <text:p>1010</text:p>
          </table:table-cell>
          <table:table-cell office:value-type="float" office:value="8500000" calcext:value-type="float">
            <text:p>8,500,000</text:p>
          </table:table-cell>
          <table:table-cell office:value-type="float" office:value="0" calcext:value-type="float">
            <text:p>0</text:p>
          </table:table-cell>
          <table:table-cell table:formula="of:=[.D48]-[.E48]" office:value-type="float" office:value="8500000" calcext:value-type="float">
            <text:p>8,500,000</text:p>
          </table:table-cell>
          <table:table-cell table:formula="of:=VLOOKUP([.C48];[COA.$A$2:.$E$58];2;0)" office:value-type="string" office:string-value="Bank" calcext:value-type="string">
            <text:p>Bank</text:p>
          </table:table-cell>
          <table:table-cell table:formula="of:=VLOOKUP([.C48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03" calcext:value-type="date">
            <text:p>3 Feb 20</text:p>
          </table:table-cell>
          <table:table-cell office:value-type="string" calcext:value-type="string">
            <text:p>Penerimaan pembayaran jasa konsultasi dari PT Maju Bersama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8500000" calcext:value-type="float">
            <text:p>8,500,000</text:p>
          </table:table-cell>
          <table:table-cell table:formula="of:=[.D49]-[.E49]" office:value-type="float" office:value="-8500000" calcext:value-type="float">
            <text:p>-8,500,000</text:p>
          </table:table-cell>
          <table:table-cell table:formula="of:=VLOOKUP([.C49];[COA.$A$2:.$E$58];2;0)" office:value-type="string" office:string-value="Piutang usaha" calcext:value-type="string">
            <text:p>Piutang usaha</text:p>
          </table:table-cell>
          <table:table-cell table:formula="of:=VLOOKUP([.C49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03" calcext:value-type="date">
            <text:p>3 Feb 20</text:p>
          </table:table-cell>
          <table:table-cell office:value-type="string" calcext:value-type="string">
            <text:p>Pengisian Kas Kantor/ Petty Cash (transfer dari Bank)</text:p>
          </table:table-cell>
          <table:table-cell office:value-type="float" office:value="1002" calcext:value-type="float">
            <text:p>1002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0" calcext:value-type="float">
            <text:p>0</text:p>
          </table:table-cell>
          <table:table-cell table:formula="of:=[.D50]-[.E50]" office:value-type="float" office:value="1000000" calcext:value-type="float">
            <text:p>1,000,000</text:p>
          </table:table-cell>
          <table:table-cell table:formula="of:=VLOOKUP([.C50];[COA.$A$2:.$E$58];2;0)" office:value-type="string" office:string-value="Kas Kantor" calcext:value-type="string">
            <text:p>Kas Kantor</text:p>
          </table:table-cell>
          <table:table-cell table:formula="of:=VLOOKUP([.C50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03" calcext:value-type="date">
            <text:p>3 Feb 20</text:p>
          </table:table-cell>
          <table:table-cell office:value-type="string" calcext:value-type="string">
            <text:p>Pengisian Kas Kantor/ Petty Cash (transfer dari Bank)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,000,000</text:p>
          </table:table-cell>
          <table:table-cell table:formula="of:=[.D51]-[.E51]" office:value-type="float" office:value="-1000000" calcext:value-type="float">
            <text:p>-1,000,000</text:p>
          </table:table-cell>
          <table:table-cell table:formula="of:=VLOOKUP([.C51];[COA.$A$2:.$E$58];2;0)" office:value-type="string" office:string-value="Bank" calcext:value-type="string">
            <text:p>Bank</text:p>
          </table:table-cell>
          <table:table-cell table:formula="of:=VLOOKUP([.C51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04" calcext:value-type="date">
            <text:p>4 Feb 20</text:p>
          </table:table-cell>
          <table:table-cell office:value-type="string" calcext:value-type="string">
            <text:p>Transfer pembayaran iuran keamanan dan kebersihan bulan Januari 2019</text:p>
          </table:table-cell>
          <table:table-cell office:value-type="float" office:value="2050" calcext:value-type="float">
            <text:p>2050</text:p>
          </table:table-cell>
          <table:table-cell office:value-type="float" office:value="350000" calcext:value-type="float">
            <text:p>350,000</text:p>
          </table:table-cell>
          <table:table-cell office:value-type="float" office:value="0" calcext:value-type="float">
            <text:p>0</text:p>
          </table:table-cell>
          <table:table-cell table:formula="of:=[.D52]-[.E52]" office:value-type="float" office:value="350000" calcext:value-type="float">
            <text:p>350,000</text:p>
          </table:table-cell>
          <table:table-cell table:formula="of:=VLOOKUP([.C52];[COA.$A$2:.$E$58];2;0)" office:value-type="string" office:string-value="Utang lainnya" calcext:value-type="string">
            <text:p>Utang lainnya</text:p>
          </table:table-cell>
          <table:table-cell table:formula="of:=VLOOKUP([.C52];[COA.$A$2:.$E$58];5;0)" office:value-type="string" office:string-value="LIABILITIES" calcext:value-type="string">
            <text:p>LIABILITIES</text:p>
          </table:table-cell>
        </table:table-row>
        <table:table-row table:style-name="ro1">
          <table:table-cell office:value-type="date" office:date-value="2020-02-04" calcext:value-type="date">
            <text:p>4 Feb 20</text:p>
          </table:table-cell>
          <table:table-cell office:value-type="string" calcext:value-type="string">
            <text:p>Transfer pembayaran iuran keamanan dan kebersihan bulan Januari 2019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350000" calcext:value-type="float">
            <text:p>350,000</text:p>
          </table:table-cell>
          <table:table-cell table:formula="of:=[.D53]-[.E53]" office:value-type="float" office:value="-350000" calcext:value-type="float">
            <text:p>-350,000</text:p>
          </table:table-cell>
          <table:table-cell table:formula="of:=VLOOKUP([.C53];[COA.$A$2:.$E$58];2;0)" office:value-type="string" office:string-value="Bank" calcext:value-type="string">
            <text:p>Bank</text:p>
          </table:table-cell>
          <table:table-cell table:formula="of:=VLOOKUP([.C53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07" calcext:value-type="date">
            <text:p>7 Feb 20</text:p>
          </table:table-cell>
          <table:table-cell office:value-type="string" calcext:value-type="string">
            <text:p>Pembayaran jasa pelatihan akuntansi dari PT. Adi Daya</text:p>
          </table:table-cell>
          <table:table-cell office:value-type="float" office:value="1010" calcext:value-type="float">
            <text:p>1010</text:p>
          </table:table-cell>
          <table:table-cell office:value-type="float" office:value="15000000" calcext:value-type="float">
            <text:p>15,000,000</text:p>
          </table:table-cell>
          <table:table-cell office:value-type="float" office:value="0" calcext:value-type="float">
            <text:p>0</text:p>
          </table:table-cell>
          <table:table-cell table:formula="of:=[.D54]-[.E54]" office:value-type="float" office:value="15000000" calcext:value-type="float">
            <text:p>15,000,000</text:p>
          </table:table-cell>
          <table:table-cell table:formula="of:=VLOOKUP([.C54];[COA.$A$2:.$E$58];2;0)" office:value-type="string" office:string-value="Bank" calcext:value-type="string">
            <text:p>Bank</text:p>
          </table:table-cell>
          <table:table-cell table:formula="of:=VLOOKUP([.C54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07" calcext:value-type="date">
            <text:p>7 Feb 20</text:p>
          </table:table-cell>
          <table:table-cell office:value-type="string" calcext:value-type="string">
            <text:p>Pembayaran jasa pelatihan akuntansi dari PT. Adi Daya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office:value-type="float" office:value="15000000" calcext:value-type="float">
            <text:p>15,000,000</text:p>
          </table:table-cell>
          <table:table-cell table:formula="of:=[.D55]-[.E55]" office:value-type="float" office:value="-15000000" calcext:value-type="float">
            <text:p>-15,000,000</text:p>
          </table:table-cell>
          <table:table-cell table:formula="of:=VLOOKUP([.C55];[COA.$A$2:.$E$58];2;0)" office:value-type="string" office:string-value="Pendapatan Jasa" calcext:value-type="string">
            <text:p>Pendapatan Jasa</text:p>
          </table:table-cell>
          <table:table-cell table:formula="of:=VLOOKUP([.C55];[COA.$A$2:.$E$58];5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date" office:date-value="2020-02-07" calcext:value-type="date">
            <text:p>7 Feb 20</text:p>
          </table:table-cell>
          <table:table-cell office:value-type="string" calcext:value-type="string">
            <text:p>Pembelian alat tulis (ATK) untuk kantor secara kredit</text:p>
          </table:table-cell>
          <table:table-cell office:value-type="float" office:value="5015" calcext:value-type="float">
            <text:p>5015</text:p>
          </table:table-cell>
          <table:table-cell office:value-type="float" office:value="1350000" calcext:value-type="float">
            <text:p>1,350,000</text:p>
          </table:table-cell>
          <table:table-cell office:value-type="float" office:value="0" calcext:value-type="float">
            <text:p>0</text:p>
          </table:table-cell>
          <table:table-cell table:formula="of:=[.D56]-[.E56]" office:value-type="float" office:value="1350000" calcext:value-type="float">
            <text:p>1,350,000</text:p>
          </table:table-cell>
          <table:table-cell table:formula="of:=VLOOKUP([.C56];[COA.$A$2:.$E$58];2;0)" office:value-type="string" office:string-value="Beban ATK" calcext:value-type="string">
            <text:p>Beban ATK</text:p>
          </table:table-cell>
          <table:table-cell table:formula="of:=VLOOKUP([.C56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2-07" calcext:value-type="date">
            <text:p>7 Feb 20</text:p>
          </table:table-cell>
          <table:table-cell office:value-type="string" calcext:value-type="string">
            <text:p>Pembelian alat tulis (ATK) untuk kantor secara kredit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350000" calcext:value-type="float">
            <text:p>1,350,000</text:p>
          </table:table-cell>
          <table:table-cell table:formula="of:=[.D57]-[.E57]" office:value-type="float" office:value="-1350000" calcext:value-type="float">
            <text:p>-1,350,000</text:p>
          </table:table-cell>
          <table:table-cell table:formula="of:=VLOOKUP([.C57];[COA.$A$2:.$E$58];2;0)" office:value-type="string" office:string-value="Utang usaha" calcext:value-type="string">
            <text:p>Utang usaha</text:p>
          </table:table-cell>
          <table:table-cell table:formula="of:=VLOOKUP([.C57];[COA.$A$2:.$E$58];5;0)" office:value-type="string" office:string-value="LIABILITIES" calcext:value-type="string">
            <text:p>LIABILITIES</text:p>
          </table:table-cell>
        </table:table-row>
        <table:table-row table:style-name="ro1">
          <table:table-cell office:value-type="date" office:date-value="2020-02-08" calcext:value-type="date">
            <text:p>8 Feb 20</text:p>
          </table:table-cell>
          <table:table-cell office:value-type="string" calcext:value-type="string">
            <text:p>Jasa audit dan konsultasi internal control untuk PT. Maju Bersama secara kredit. Jatuh tempo pada bulan Maret 2019</text:p>
          </table:table-cell>
          <table:table-cell office:value-type="float" office:value="1100" calcext:value-type="float">
            <text:p>1100</text:p>
          </table:table-cell>
          <table:table-cell office:value-type="float" office:value="8500000" calcext:value-type="float">
            <text:p>8,500,000</text:p>
          </table:table-cell>
          <table:table-cell office:value-type="float" office:value="0" calcext:value-type="float">
            <text:p>0</text:p>
          </table:table-cell>
          <table:table-cell table:formula="of:=[.D58]-[.E58]" office:value-type="float" office:value="8500000" calcext:value-type="float">
            <text:p>8,500,000</text:p>
          </table:table-cell>
          <table:table-cell table:formula="of:=VLOOKUP([.C58];[COA.$A$2:.$E$58];2;0)" office:value-type="string" office:string-value="Piutang usaha" calcext:value-type="string">
            <text:p>Piutang usaha</text:p>
          </table:table-cell>
          <table:table-cell table:formula="of:=VLOOKUP([.C58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08" calcext:value-type="date">
            <text:p>8 Feb 20</text:p>
          </table:table-cell>
          <table:table-cell office:value-type="string" calcext:value-type="string">
            <text:p>Jasa audit dan konsultasi internal control untuk PT. Maju Bersama secara kredit. Jatuh tempo pada bulan Maret 2019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office:value-type="float" office:value="8500000" calcext:value-type="float">
            <text:p>8,500,000</text:p>
          </table:table-cell>
          <table:table-cell table:formula="of:=[.D59]-[.E59]" office:value-type="float" office:value="-8500000" calcext:value-type="float">
            <text:p>-8,500,000</text:p>
          </table:table-cell>
          <table:table-cell table:formula="of:=VLOOKUP([.C59];[COA.$A$2:.$E$58];2;0)" office:value-type="string" office:string-value="Pendapatan Jasa" calcext:value-type="string">
            <text:p>Pendapatan Jasa</text:p>
          </table:table-cell>
          <table:table-cell table:formula="of:=VLOOKUP([.C59];[COA.$A$2:.$E$58];5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date" office:date-value="2020-02-09" calcext:value-type="date">
            <text:p>9 Feb 20</text:p>
          </table:table-cell>
          <table:table-cell office:value-type="string" calcext:value-type="string">
            <text:p>Bayar hutang untuk pembelian ATK bulan Januari 2019</text:p>
          </table:table-cell>
          <table:table-cell office:value-type="float" office:value="2010" calcext:value-type="float">
            <text:p>2010</text:p>
          </table:table-cell>
          <table:table-cell office:value-type="float" office:value="1120000" calcext:value-type="float">
            <text:p>1,120,000</text:p>
          </table:table-cell>
          <table:table-cell office:value-type="float" office:value="0" calcext:value-type="float">
            <text:p>0</text:p>
          </table:table-cell>
          <table:table-cell table:formula="of:=[.D60]-[.E60]" office:value-type="float" office:value="1120000" calcext:value-type="float">
            <text:p>1,120,000</text:p>
          </table:table-cell>
          <table:table-cell table:formula="of:=VLOOKUP([.C60];[COA.$A$2:.$E$58];2;0)" office:value-type="string" office:string-value="Utang usaha" calcext:value-type="string">
            <text:p>Utang usaha</text:p>
          </table:table-cell>
          <table:table-cell table:formula="of:=VLOOKUP([.C60];[COA.$A$2:.$E$58];5;0)" office:value-type="string" office:string-value="LIABILITIES" calcext:value-type="string">
            <text:p>LIABILITIES</text:p>
          </table:table-cell>
        </table:table-row>
        <table:table-row table:style-name="ro1">
          <table:table-cell office:value-type="date" office:date-value="2020-02-09" calcext:value-type="date">
            <text:p>9 Feb 20</text:p>
          </table:table-cell>
          <table:table-cell office:value-type="string" calcext:value-type="string">
            <text:p>Bayar hutang untuk pembelian ATK bulan Januari 2019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1120000" calcext:value-type="float">
            <text:p>1,120,000</text:p>
          </table:table-cell>
          <table:table-cell table:formula="of:=[.D61]-[.E61]" office:value-type="float" office:value="-1120000" calcext:value-type="float">
            <text:p>-1,120,000</text:p>
          </table:table-cell>
          <table:table-cell table:formula="of:=VLOOKUP([.C61];[COA.$A$2:.$E$58];2;0)" office:value-type="string" office:string-value="Bank" calcext:value-type="string">
            <text:p>Bank</text:p>
          </table:table-cell>
          <table:table-cell table:formula="of:=VLOOKUP([.C61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09" calcext:value-type="date">
            <text:p>9 Feb 20</text:p>
          </table:table-cell>
          <table:table-cell office:value-type="string" calcext:value-type="string">
            <text:p>Bayar hutang untuk pembelian Kertas bulan Januari 2019</text:p>
          </table:table-cell>
          <table:table-cell office:value-type="float" office:value="2010" calcext:value-type="float">
            <text:p>2010</text:p>
          </table:table-cell>
          <table:table-cell office:value-type="float" office:value="3500000" calcext:value-type="float">
            <text:p>3,500,000</text:p>
          </table:table-cell>
          <table:table-cell office:value-type="float" office:value="0" calcext:value-type="float">
            <text:p>0</text:p>
          </table:table-cell>
          <table:table-cell table:formula="of:=[.D62]-[.E62]" office:value-type="float" office:value="3500000" calcext:value-type="float">
            <text:p>3,500,000</text:p>
          </table:table-cell>
          <table:table-cell table:formula="of:=VLOOKUP([.C62];[COA.$A$2:.$E$58];2;0)" office:value-type="string" office:string-value="Utang usaha" calcext:value-type="string">
            <text:p>Utang usaha</text:p>
          </table:table-cell>
          <table:table-cell table:formula="of:=VLOOKUP([.C62];[COA.$A$2:.$E$58];5;0)" office:value-type="string" office:string-value="LIABILITIES" calcext:value-type="string">
            <text:p>LIABILITIES</text:p>
          </table:table-cell>
        </table:table-row>
        <table:table-row table:style-name="ro1">
          <table:table-cell office:value-type="date" office:date-value="2020-02-09" calcext:value-type="date">
            <text:p>9 Feb 20</text:p>
          </table:table-cell>
          <table:table-cell office:value-type="string" calcext:value-type="string">
            <text:p>Bayar hutang untuk pembelian Kertas bulan Januari 2019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3500000" calcext:value-type="float">
            <text:p>3,500,000</text:p>
          </table:table-cell>
          <table:table-cell table:formula="of:=[.D63]-[.E63]" office:value-type="float" office:value="-3500000" calcext:value-type="float">
            <text:p>-3,500,000</text:p>
          </table:table-cell>
          <table:table-cell table:formula="of:=VLOOKUP([.C63];[COA.$A$2:.$E$58];2;0)" office:value-type="string" office:string-value="Bank" calcext:value-type="string">
            <text:p>Bank</text:p>
          </table:table-cell>
          <table:table-cell table:formula="of:=VLOOKUP([.C63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10" calcext:value-type="date">
            <text:p>10 Feb 20</text:p>
          </table:table-cell>
          <table:table-cell office:value-type="string" calcext:value-type="string">
            <text:p>Pembayaran tagihan air dan telepon</text:p>
          </table:table-cell>
          <table:table-cell office:value-type="float" office:value="5025" calcext:value-type="float">
            <text:p>5025</text:p>
          </table:table-cell>
          <table:table-cell office:value-type="float" office:value="1200000" calcext:value-type="float">
            <text:p>1,200,000</text:p>
          </table:table-cell>
          <table:table-cell office:value-type="float" office:value="0" calcext:value-type="float">
            <text:p>0</text:p>
          </table:table-cell>
          <table:table-cell table:formula="of:=[.D64]-[.E64]" office:value-type="float" office:value="1200000" calcext:value-type="float">
            <text:p>1,200,000</text:p>
          </table:table-cell>
          <table:table-cell table:formula="of:=VLOOKUP([.C64];[COA.$A$2:.$E$58];2;0)" office:value-type="string" office:string-value="Listrik, air, telepon" calcext:value-type="string">
            <text:p>Listrik, air, telepon</text:p>
          </table:table-cell>
          <table:table-cell table:formula="of:=VLOOKUP([.C64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2-10" calcext:value-type="date">
            <text:p>10 Feb 20</text:p>
          </table:table-cell>
          <table:table-cell office:value-type="string" calcext:value-type="string">
            <text:p>Pembayaran tagihan air dan telepon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,200,000</text:p>
          </table:table-cell>
          <table:table-cell table:formula="of:=[.D65]-[.E65]" office:value-type="float" office:value="-1200000" calcext:value-type="float">
            <text:p>-1,200,000</text:p>
          </table:table-cell>
          <table:table-cell table:formula="of:=VLOOKUP([.C65];[COA.$A$2:.$E$58];2;0)" office:value-type="string" office:string-value="Kas Kantor" calcext:value-type="string">
            <text:p>Kas Kantor</text:p>
          </table:table-cell>
          <table:table-cell table:formula="of:=VLOOKUP([.C65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10" calcext:value-type="date">
            <text:p>10 Feb 20</text:p>
          </table:table-cell>
          <table:table-cell office:value-type="string" calcext:value-type="string">
            <text:p>Membeli token/pulsa listrik untuk kantor</text:p>
          </table:table-cell>
          <table:table-cell office:value-type="float" office:value="5025" calcext:value-type="float">
            <text:p>5025</text:p>
          </table:table-cell>
          <table:table-cell office:value-type="float" office:value="500000" calcext:value-type="float">
            <text:p>500,000</text:p>
          </table:table-cell>
          <table:table-cell office:value-type="float" office:value="0" calcext:value-type="float">
            <text:p>0</text:p>
          </table:table-cell>
          <table:table-cell table:formula="of:=[.D66]-[.E66]" office:value-type="float" office:value="500000" calcext:value-type="float">
            <text:p>500,000</text:p>
          </table:table-cell>
          <table:table-cell table:formula="of:=VLOOKUP([.C66];[COA.$A$2:.$E$58];2;0)" office:value-type="string" office:string-value="Listrik, air, telepon" calcext:value-type="string">
            <text:p>Listrik, air, telepon</text:p>
          </table:table-cell>
          <table:table-cell table:formula="of:=VLOOKUP([.C66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2-10" calcext:value-type="date">
            <text:p>10 Feb 20</text:p>
          </table:table-cell>
          <table:table-cell office:value-type="string" calcext:value-type="string">
            <text:p>Membeli token/pulsa listrik untuk kantor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,000</text:p>
          </table:table-cell>
          <table:table-cell table:formula="of:=[.D67]-[.E67]" office:value-type="float" office:value="-500000" calcext:value-type="float">
            <text:p>-500,000</text:p>
          </table:table-cell>
          <table:table-cell table:formula="of:=VLOOKUP([.C67];[COA.$A$2:.$E$58];2;0)" office:value-type="string" office:string-value="Kas Kantor" calcext:value-type="string">
            <text:p>Kas Kantor</text:p>
          </table:table-cell>
          <table:table-cell table:formula="of:=VLOOKUP([.C67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14" calcext:value-type="date">
            <text:p>14 Feb 20</text:p>
          </table:table-cell>
          <table:table-cell office:value-type="string" calcext:value-type="string">
            <text:p>Tarikan dana dari owner untuk kebutuhan pribadi</text:p>
          </table:table-cell>
          <table:table-cell office:value-type="float" office:value="3711" calcext:value-type="float">
            <text:p>3711</text:p>
          </table:table-cell>
          <table:table-cell office:value-type="float" office:value="5000000" calcext:value-type="float">
            <text:p>5,000,000</text:p>
          </table:table-cell>
          <table:table-cell office:value-type="float" office:value="0" calcext:value-type="float">
            <text:p>0</text:p>
          </table:table-cell>
          <table:table-cell table:formula="of:=[.D68]-[.E68]" office:value-type="float" office:value="5000000" calcext:value-type="float">
            <text:p>5,000,000</text:p>
          </table:table-cell>
          <table:table-cell table:formula="of:=VLOOKUP([.C68];[COA.$A$2:.$E$58];2;0)" office:value-type="string" office:string-value="Dividen/ Prive - Abdul" calcext:value-type="string">
            <text:p>Dividen/ Prive - Abdul</text:p>
          </table:table-cell>
          <table:table-cell table:formula="of:=VLOOKUP([.C68];[COA.$A$2:.$E$58];5;0)" office:value-type="string" office:string-value="EQUITY" calcext:value-type="string">
            <text:p>EQUITY</text:p>
          </table:table-cell>
        </table:table-row>
        <table:table-row table:style-name="ro1">
          <table:table-cell office:value-type="date" office:date-value="2020-02-14" calcext:value-type="date">
            <text:p>14 Feb 20</text:p>
          </table:table-cell>
          <table:table-cell office:value-type="string" calcext:value-type="string">
            <text:p>Tarikan dana dari owner untuk kebutuhan pribadi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5000000" calcext:value-type="float">
            <text:p>5,000,000</text:p>
          </table:table-cell>
          <table:table-cell table:formula="of:=[.D69]-[.E69]" office:value-type="float" office:value="-5000000" calcext:value-type="float">
            <text:p>-5,000,000</text:p>
          </table:table-cell>
          <table:table-cell table:formula="of:=VLOOKUP([.C69];[COA.$A$2:.$E$58];2;0)" office:value-type="string" office:string-value="Bank" calcext:value-type="string">
            <text:p>Bank</text:p>
          </table:table-cell>
          <table:table-cell table:formula="of:=VLOOKUP([.C69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14" calcext:value-type="date">
            <text:p>14 Feb 20</text:p>
          </table:table-cell>
          <table:table-cell office:value-type="string" calcext:value-type="string">
            <text:p>Biaya pengiriman dokumen (pos)</text:p>
          </table:table-cell>
          <table:table-cell office:value-type="float" office:value="5028" calcext:value-type="float">
            <text:p>5028</text:p>
          </table:table-cell>
          <table:table-cell office:value-type="float" office:value="375000" calcext:value-type="float">
            <text:p>375,000</text:p>
          </table:table-cell>
          <table:table-cell office:value-type="float" office:value="0" calcext:value-type="float">
            <text:p>0</text:p>
          </table:table-cell>
          <table:table-cell table:formula="of:=[.D70]-[.E70]" office:value-type="float" office:value="375000" calcext:value-type="float">
            <text:p>375,000</text:p>
          </table:table-cell>
          <table:table-cell table:formula="of:=VLOOKUP([.C70];[COA.$A$2:.$E$58];2;0)" office:value-type="string" office:string-value="Pos, materai dan pengiriman" calcext:value-type="string">
            <text:p>Pos, materai dan pengiriman</text:p>
          </table:table-cell>
          <table:table-cell table:formula="of:=VLOOKUP([.C70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2-14" calcext:value-type="date">
            <text:p>14 Feb 20</text:p>
          </table:table-cell>
          <table:table-cell office:value-type="string" calcext:value-type="string">
            <text:p>Biaya pengiriman dokumen (pos)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375000" calcext:value-type="float">
            <text:p>375,000</text:p>
          </table:table-cell>
          <table:table-cell table:formula="of:=[.D71]-[.E71]" office:value-type="float" office:value="-375000" calcext:value-type="float">
            <text:p>-375,000</text:p>
          </table:table-cell>
          <table:table-cell table:formula="of:=VLOOKUP([.C71];[COA.$A$2:.$E$58];2;0)" office:value-type="string" office:string-value="Kas Kantor" calcext:value-type="string">
            <text:p>Kas Kantor</text:p>
          </table:table-cell>
          <table:table-cell table:formula="of:=VLOOKUP([.C71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14" calcext:value-type="date">
            <text:p>14 Feb 20</text:p>
          </table:table-cell>
          <table:table-cell office:value-type="string" calcext:value-type="string">
            <text:p>Pembelian kertas untuk kebutuhan kantor secara kredit</text:p>
          </table:table-cell>
          <table:table-cell office:value-type="float" office:value="5015" calcext:value-type="float">
            <text:p>5015</text:p>
          </table:table-cell>
          <table:table-cell office:value-type="float" office:value="4000000" calcext:value-type="float">
            <text:p>4,000,000</text:p>
          </table:table-cell>
          <table:table-cell office:value-type="float" office:value="0" calcext:value-type="float">
            <text:p>0</text:p>
          </table:table-cell>
          <table:table-cell table:formula="of:=[.D72]-[.E72]" office:value-type="float" office:value="4000000" calcext:value-type="float">
            <text:p>4,000,000</text:p>
          </table:table-cell>
          <table:table-cell table:formula="of:=VLOOKUP([.C72];[COA.$A$2:.$E$58];2;0)" office:value-type="string" office:string-value="Beban ATK" calcext:value-type="string">
            <text:p>Beban ATK</text:p>
          </table:table-cell>
          <table:table-cell table:formula="of:=VLOOKUP([.C72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2-14" calcext:value-type="date">
            <text:p>14 Feb 20</text:p>
          </table:table-cell>
          <table:table-cell office:value-type="string" calcext:value-type="string">
            <text:p>Pembelian kertas untuk kebutuhan kantor secara kredit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4000000" calcext:value-type="float">
            <text:p>4,000,000</text:p>
          </table:table-cell>
          <table:table-cell table:formula="of:=[.D73]-[.E73]" office:value-type="float" office:value="-4000000" calcext:value-type="float">
            <text:p>-4,000,000</text:p>
          </table:table-cell>
          <table:table-cell table:formula="of:=VLOOKUP([.C73];[COA.$A$2:.$E$58];2;0)" office:value-type="string" office:string-value="Utang usaha" calcext:value-type="string">
            <text:p>Utang usaha</text:p>
          </table:table-cell>
          <table:table-cell table:formula="of:=VLOOKUP([.C73];[COA.$A$2:.$E$58];5;0)" office:value-type="string" office:string-value="LIABILITIES" calcext:value-type="string">
            <text:p>LIABILITIES</text:p>
          </table:table-cell>
        </table:table-row>
        <table:table-row table:style-name="ro1">
          <table:table-cell office:value-type="date" office:date-value="2020-02-19" calcext:value-type="date">
            <text:p>19 Feb 20</text:p>
          </table:table-cell>
          <table:table-cell office:value-type="string" calcext:value-type="string">
            <text:p>Jasa pembuatan dan perancangan sistem akuntansi untuk UD. Sejahtera secara kredit. Jatuh tempo bulan Maret 2019</text:p>
          </table:table-cell>
          <table:table-cell office:value-type="float" office:value="1100" calcext:value-type="float">
            <text:p>1100</text:p>
          </table:table-cell>
          <table:table-cell office:value-type="float" office:value="25000000" calcext:value-type="float">
            <text:p>25,000,000</text:p>
          </table:table-cell>
          <table:table-cell office:value-type="float" office:value="0" calcext:value-type="float">
            <text:p>0</text:p>
          </table:table-cell>
          <table:table-cell table:formula="of:=[.D74]-[.E74]" office:value-type="float" office:value="25000000" calcext:value-type="float">
            <text:p>25,000,000</text:p>
          </table:table-cell>
          <table:table-cell table:formula="of:=VLOOKUP([.C74];[COA.$A$2:.$E$58];2;0)" office:value-type="string" office:string-value="Piutang usaha" calcext:value-type="string">
            <text:p>Piutang usaha</text:p>
          </table:table-cell>
          <table:table-cell table:formula="of:=VLOOKUP([.C74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19" calcext:value-type="date">
            <text:p>19 Feb 20</text:p>
          </table:table-cell>
          <table:table-cell office:value-type="string" calcext:value-type="string">
            <text:p>Jasa pembuatan dan perancangan sistem akuntansi untuk UD. Sejahtera secara kredit. Jatuh tempo bulan Maret 2019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office:value-type="float" office:value="25000000" calcext:value-type="float">
            <text:p>25,000,000</text:p>
          </table:table-cell>
          <table:table-cell table:formula="of:=[.D75]-[.E75]" office:value-type="float" office:value="-25000000" calcext:value-type="float">
            <text:p>-25,000,000</text:p>
          </table:table-cell>
          <table:table-cell table:formula="of:=VLOOKUP([.C75];[COA.$A$2:.$E$58];2;0)" office:value-type="string" office:string-value="Pendapatan Jasa" calcext:value-type="string">
            <text:p>Pendapatan Jasa</text:p>
          </table:table-cell>
          <table:table-cell table:formula="of:=VLOOKUP([.C75];[COA.$A$2:.$E$58];5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date" office:date-value="2020-02-22" calcext:value-type="date">
            <text:p>22 Feb 20</text:p>
          </table:table-cell>
          <table:table-cell office:value-type="string" calcext:value-type="string">
            <text:p>Pembayaran atas jasa konsultasi dari PT. Sejatera Bersama</text:p>
          </table:table-cell>
          <table:table-cell office:value-type="float" office:value="1010" calcext:value-type="float">
            <text:p>1010</text:p>
          </table:table-cell>
          <table:table-cell office:value-type="float" office:value="13750000" calcext:value-type="float">
            <text:p>13,750,000</text:p>
          </table:table-cell>
          <table:table-cell office:value-type="float" office:value="0" calcext:value-type="float">
            <text:p>0</text:p>
          </table:table-cell>
          <table:table-cell table:formula="of:=[.D76]-[.E76]" office:value-type="float" office:value="13750000" calcext:value-type="float">
            <text:p>13,750,000</text:p>
          </table:table-cell>
          <table:table-cell table:formula="of:=VLOOKUP([.C76];[COA.$A$2:.$E$58];2;0)" office:value-type="string" office:string-value="Bank" calcext:value-type="string">
            <text:p>Bank</text:p>
          </table:table-cell>
          <table:table-cell table:formula="of:=VLOOKUP([.C76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22" calcext:value-type="date">
            <text:p>22 Feb 20</text:p>
          </table:table-cell>
          <table:table-cell office:value-type="string" calcext:value-type="string">
            <text:p>Pembayaran atas jasa konsultasi dari PT. Sejatera Bersama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office:value-type="float" office:value="13750000" calcext:value-type="float">
            <text:p>13,750,000</text:p>
          </table:table-cell>
          <table:table-cell table:formula="of:=[.D77]-[.E77]" office:value-type="float" office:value="-13750000" calcext:value-type="float">
            <text:p>-13,750,000</text:p>
          </table:table-cell>
          <table:table-cell table:formula="of:=VLOOKUP([.C77];[COA.$A$2:.$E$58];2;0)" office:value-type="string" office:string-value="Pendapatan Jasa" calcext:value-type="string">
            <text:p>Pendapatan Jasa</text:p>
          </table:table-cell>
          <table:table-cell table:formula="of:=VLOOKUP([.C77];[COA.$A$2:.$E$58];5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date" office:date-value="2020-02-26" calcext:value-type="date">
            <text:p>26 Feb 20</text:p>
          </table:table-cell>
          <table:table-cell office:value-type="string" calcext:value-type="string">
            <text:p>Bayar fee Tuan Amir (Konsultan Hukum)</text:p>
          </table:table-cell>
          <table:table-cell office:value-type="float" office:value="5026" calcext:value-type="float">
            <text:p>5026</text:p>
          </table:table-cell>
          <table:table-cell office:value-type="float" office:value="4700000" calcext:value-type="float">
            <text:p>4,700,000</text:p>
          </table:table-cell>
          <table:table-cell office:value-type="float" office:value="0" calcext:value-type="float">
            <text:p>0</text:p>
          </table:table-cell>
          <table:table-cell table:formula="of:=[.D78]-[.E78]" office:value-type="float" office:value="4700000" calcext:value-type="float">
            <text:p>4,700,000</text:p>
          </table:table-cell>
          <table:table-cell table:formula="of:=VLOOKUP([.C78];[COA.$A$2:.$E$58];2;0)" office:value-type="string" office:string-value="Jasa profesional" calcext:value-type="string">
            <text:p>Jasa profesional</text:p>
          </table:table-cell>
          <table:table-cell table:formula="of:=VLOOKUP([.C78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2-26" calcext:value-type="date">
            <text:p>26 Feb 20</text:p>
          </table:table-cell>
          <table:table-cell office:value-type="string" calcext:value-type="string">
            <text:p>Bayar fee Tuan Amir (Konsultan Hukum)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4700000" calcext:value-type="float">
            <text:p>4,700,000</text:p>
          </table:table-cell>
          <table:table-cell table:formula="of:=[.D79]-[.E79]" office:value-type="float" office:value="-4700000" calcext:value-type="float">
            <text:p>-4,700,000</text:p>
          </table:table-cell>
          <table:table-cell table:formula="of:=VLOOKUP([.C79];[COA.$A$2:.$E$58];2;0)" office:value-type="string" office:string-value="Bank" calcext:value-type="string">
            <text:p>Bank</text:p>
          </table:table-cell>
          <table:table-cell table:formula="of:=VLOOKUP([.C79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28" calcext:value-type="date">
            <text:p>28 Feb 20</text:p>
          </table:table-cell>
          <table:table-cell office:value-type="string" calcext:value-type="string">
            <text:p>Iuran keamanan dan kebersihan bulan Februari 2019 yang masih harus di bayar </text:p>
          </table:table-cell>
          <table:table-cell office:value-type="float" office:value="5031" calcext:value-type="float">
            <text:p>5031</text:p>
          </table:table-cell>
          <table:table-cell office:value-type="float" office:value="350000" calcext:value-type="float">
            <text:p>350,000</text:p>
          </table:table-cell>
          <table:table-cell office:value-type="float" office:value="0" calcext:value-type="float">
            <text:p>0</text:p>
          </table:table-cell>
          <table:table-cell table:formula="of:=[.D80]-[.E80]" office:value-type="float" office:value="350000" calcext:value-type="float">
            <text:p>350,000</text:p>
          </table:table-cell>
          <table:table-cell table:formula="of:=VLOOKUP([.C80];[COA.$A$2:.$E$58];2;0)" office:value-type="string" office:string-value="Beban Kebersihan &amp; Keamanan" calcext:value-type="string">
            <text:p>Beban Kebersihan &amp; Keamanan</text:p>
          </table:table-cell>
          <table:table-cell table:formula="of:=VLOOKUP([.C80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2-28" calcext:value-type="date">
            <text:p>28 Feb 20</text:p>
          </table:table-cell>
          <table:table-cell office:value-type="string" calcext:value-type="string">
            <text:p>Iuran keamanan dan kebersihan bulan Februari 2019 yang masih harus di bayar </text:p>
          </table:table-cell>
          <table:table-cell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office:value-type="float" office:value="350000" calcext:value-type="float">
            <text:p>350,000</text:p>
          </table:table-cell>
          <table:table-cell table:formula="of:=[.D81]-[.E81]" office:value-type="float" office:value="-350000" calcext:value-type="float">
            <text:p>-350,000</text:p>
          </table:table-cell>
          <table:table-cell table:formula="of:=VLOOKUP([.C81];[COA.$A$2:.$E$58];2;0)" office:value-type="string" office:string-value="Utang lainnya" calcext:value-type="string">
            <text:p>Utang lainnya</text:p>
          </table:table-cell>
          <table:table-cell table:formula="of:=VLOOKUP([.C81];[COA.$A$2:.$E$58];5;0)" office:value-type="string" office:string-value="LIABILITIES" calcext:value-type="string">
            <text:p>LIABILITIES</text:p>
          </table:table-cell>
        </table:table-row>
        <table:table-row table:style-name="ro1">
          <table:table-cell office:value-type="date" office:date-value="2020-02-28" calcext:value-type="date">
            <text:p>28 Feb 20</text:p>
          </table:table-cell>
          <table:table-cell office:value-type="string" calcext:value-type="string">
            <text:p>Bayar gaji karyawan</text:p>
          </table:table-cell>
          <table:table-cell office:value-type="float" office:value="5021" calcext:value-type="float">
            <text:p>5021</text:p>
          </table:table-cell>
          <table:table-cell office:value-type="float" office:value="24300000" calcext:value-type="float">
            <text:p>24,300,000</text:p>
          </table:table-cell>
          <table:table-cell office:value-type="float" office:value="0" calcext:value-type="float">
            <text:p>0</text:p>
          </table:table-cell>
          <table:table-cell table:formula="of:=[.D82]-[.E82]" office:value-type="float" office:value="24300000" calcext:value-type="float">
            <text:p>24,300,000</text:p>
          </table:table-cell>
          <table:table-cell table:formula="of:=VLOOKUP([.C82];[COA.$A$2:.$E$58];2;0)" office:value-type="string" office:string-value="Gaji pegawai" calcext:value-type="string">
            <text:p>Gaji pegawai</text:p>
          </table:table-cell>
          <table:table-cell table:formula="of:=VLOOKUP([.C82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2-28" calcext:value-type="date">
            <text:p>28 Feb 20</text:p>
          </table:table-cell>
          <table:table-cell office:value-type="string" calcext:value-type="string">
            <text:p>Bayar gaji karyawan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24300000" calcext:value-type="float">
            <text:p>24,300,000</text:p>
          </table:table-cell>
          <table:table-cell table:formula="of:=[.D83]-[.E83]" office:value-type="float" office:value="-24300000" calcext:value-type="float">
            <text:p>-24,300,000</text:p>
          </table:table-cell>
          <table:table-cell table:formula="of:=VLOOKUP([.C83];[COA.$A$2:.$E$58];2;0)" office:value-type="string" office:string-value="Bank" calcext:value-type="string">
            <text:p>Bank</text:p>
          </table:table-cell>
          <table:table-cell table:formula="of:=VLOOKUP([.C83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28" calcext:value-type="date">
            <text:p>28 Feb 20</text:p>
          </table:table-cell>
          <table:table-cell office:value-type="string" calcext:value-type="string">
            <text:p>Beli Peralatan Kantor</text:p>
          </table:table-cell>
          <table:table-cell office:value-type="float" office:value="1160" calcext:value-type="float">
            <text:p>1160</text:p>
          </table:table-cell>
          <table:table-cell office:value-type="float" office:value="4750000" calcext:value-type="float">
            <text:p>4,750,000</text:p>
          </table:table-cell>
          <table:table-cell office:value-type="float" office:value="0" calcext:value-type="float">
            <text:p>0</text:p>
          </table:table-cell>
          <table:table-cell table:formula="of:=[.D84]-[.E84]" office:value-type="float" office:value="4750000" calcext:value-type="float">
            <text:p>4,750,000</text:p>
          </table:table-cell>
          <table:table-cell table:formula="of:=VLOOKUP([.C84];[COA.$A$2:.$E$58];2;0)" office:value-type="string" office:string-value="Office Supplies" calcext:value-type="string">
            <text:p>Office Supplies</text:p>
          </table:table-cell>
          <table:table-cell table:formula="of:=VLOOKUP([.C84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28" calcext:value-type="date">
            <text:p>28 Feb 20</text:p>
          </table:table-cell>
          <table:table-cell office:value-type="string" calcext:value-type="string">
            <text:p>Beli Peralatan Kantor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4750000" calcext:value-type="float">
            <text:p>4,750,000</text:p>
          </table:table-cell>
          <table:table-cell table:formula="of:=[.D85]-[.E85]" office:value-type="float" office:value="-4750000" calcext:value-type="float">
            <text:p>-4,750,000</text:p>
          </table:table-cell>
          <table:table-cell table:formula="of:=VLOOKUP([.C85];[COA.$A$2:.$E$58];2;0)" office:value-type="string" office:string-value="Bank" calcext:value-type="string">
            <text:p>Bank</text:p>
          </table:table-cell>
          <table:table-cell table:formula="of:=VLOOKUP([.C85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29" calcext:value-type="date">
            <text:p>29 Feb 20</text:p>
          </table:table-cell>
          <table:table-cell office:value-type="string" calcext:value-type="string">
            <text:p>Closing Entry - for period Feb 2020</text:p>
          </table:table-cell>
          <table:table-cell office:value-type="float" office:value="9999" calcext:value-type="float">
            <text:p>9999</text:p>
          </table:table-cell>
          <table:table-cell office:value-type="float" office:value="47475000" calcext:value-type="float">
            <text:p>47,475,000</text:p>
          </table:table-cell>
          <table:table-cell office:value-type="float" office:value="0" calcext:value-type="float">
            <text:p>0</text:p>
          </table:table-cell>
          <table:table-cell table:formula="of:=[.D86]-[.E86]" office:value-type="float" office:value="47475000" calcext:value-type="float">
            <text:p>47,475,000</text:p>
          </table:table-cell>
          <table:table-cell table:formula="of:=VLOOKUP([.C86];[COA.$A$2:.$E$58];2;0)" office:value-type="string" office:string-value="Helper Account" calcext:value-type="string">
            <text:p>Helper Account</text:p>
          </table:table-cell>
          <table:table-cell table:formula="of:=VLOOKUP([.C86];[COA.$A$2:.$E$58];5;0)" office:value-type="string" office:string-value="HELPER" calcext:value-type="string">
            <text:p>HELPER</text:p>
          </table:table-cell>
        </table:table-row>
        <table:table-row table:style-name="ro1">
          <table:table-cell office:value-type="date" office:date-value="2020-02-29" calcext:value-type="date">
            <text:p>29 Feb 20</text:p>
          </table:table-cell>
          <table:table-cell office:value-type="string" calcext:value-type="string">
            <text:p>Closing Entry - for period Feb 2020</text:p>
          </table:table-cell>
          <table:table-cell office:value-type="float" office:value="3888" calcext:value-type="float">
            <text:p>3888</text:p>
          </table:table-cell>
          <table:table-cell office:value-type="float" office:value="0" calcext:value-type="float">
            <text:p>0</text:p>
          </table:table-cell>
          <table:table-cell office:value-type="float" office:value="47475000" calcext:value-type="float">
            <text:p>47,475,000</text:p>
          </table:table-cell>
          <table:table-cell table:formula="of:=[.D87]-[.E87]" office:value-type="float" office:value="-47475000" calcext:value-type="float">
            <text:p>-47,475,000</text:p>
          </table:table-cell>
          <table:table-cell table:formula="of:=VLOOKUP([.C87];[COA.$A$2:.$E$58];2;0)" office:value-type="string" office:string-value="Akumulasi Laba" calcext:value-type="string">
            <text:p>Akumulasi Laba</text:p>
          </table:table-cell>
          <table:table-cell table:formula="of:=VLOOKUP([.C87];[COA.$A$2:.$E$58];5;0)" office:value-type="string" office:string-value="EQUITY" calcext:value-type="string">
            <text:p>EQUITY</text:p>
          </table:table-cell>
        </table:table-row>
        <table:table-row table:style-name="ro1">
          <table:table-cell office:value-type="date" office:date-value="2020-03-08" calcext:value-type="date">
            <text:p>8 Mar 20</text:p>
          </table:table-cell>
          <table:table-cell office:value-type="string" calcext:value-type="string">
            <text:p>Tarik uang dari Bank ke Kas Kantor</text:p>
          </table:table-cell>
          <table:table-cell office:value-type="float" office:value="1002" calcext:value-type="float">
            <text:p>1002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0" calcext:value-type="float">
            <text:p>0</text:p>
          </table:table-cell>
          <table:table-cell table:formula="of:=[.D88]-[.E88]" office:value-type="float" office:value="3000000" calcext:value-type="float">
            <text:p>3,000,000</text:p>
          </table:table-cell>
          <table:table-cell table:formula="of:=VLOOKUP([.C88];[COA.$A$2:.$E$58];2;0)" office:value-type="string" office:string-value="Kas Kantor" calcext:value-type="string">
            <text:p>Kas Kantor</text:p>
          </table:table-cell>
          <table:table-cell table:formula="of:=VLOOKUP([.C88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08" calcext:value-type="date">
            <text:p>8 Mar 20</text:p>
          </table:table-cell>
          <table:table-cell office:value-type="string" calcext:value-type="string">
            <text:p>Tarik uang dari Bank ke Kas Kantor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3000000" calcext:value-type="float">
            <text:p>3,000,000</text:p>
          </table:table-cell>
          <table:table-cell table:formula="of:=[.D89]-[.E89]" office:value-type="float" office:value="-3000000" calcext:value-type="float">
            <text:p>-3,000,000</text:p>
          </table:table-cell>
          <table:table-cell table:formula="of:=VLOOKUP([.C89];[COA.$A$2:.$E$58];2;0)" office:value-type="string" office:string-value="Bank" calcext:value-type="string">
            <text:p>Bank</text:p>
          </table:table-cell>
          <table:table-cell table:formula="of:=VLOOKUP([.C89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09" calcext:value-type="date">
            <text:p>9 Mar 20</text:p>
          </table:table-cell>
          <table:table-cell office:value-type="string" calcext:value-type="string">
            <text:p>Pembayaran tagihan air dan telp</text:p>
          </table:table-cell>
          <table:table-cell office:value-type="float" office:value="5025" calcext:value-type="float">
            <text:p>5025</text:p>
          </table:table-cell>
          <table:table-cell office:value-type="float" office:value="1120000" calcext:value-type="float">
            <text:p>1,120,000</text:p>
          </table:table-cell>
          <table:table-cell office:value-type="float" office:value="0" calcext:value-type="float">
            <text:p>0</text:p>
          </table:table-cell>
          <table:table-cell table:formula="of:=[.D90]-[.E90]" office:value-type="float" office:value="1120000" calcext:value-type="float">
            <text:p>1,120,000</text:p>
          </table:table-cell>
          <table:table-cell table:formula="of:=VLOOKUP([.C90];[COA.$A$2:.$E$58];2;0)" office:value-type="string" office:string-value="Listrik, air, telepon" calcext:value-type="string">
            <text:p>Listrik, air, telepon</text:p>
          </table:table-cell>
          <table:table-cell table:formula="of:=VLOOKUP([.C90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3-09" calcext:value-type="date">
            <text:p>9 Mar 20</text:p>
          </table:table-cell>
          <table:table-cell office:value-type="string" calcext:value-type="string">
            <text:p>Pembayaran tagihan air dan telp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1120000" calcext:value-type="float">
            <text:p>1,120,000</text:p>
          </table:table-cell>
          <table:table-cell table:formula="of:=[.D91]-[.E91]" office:value-type="float" office:value="-1120000" calcext:value-type="float">
            <text:p>-1,120,000</text:p>
          </table:table-cell>
          <table:table-cell table:formula="of:=VLOOKUP([.C91];[COA.$A$2:.$E$58];2;0)" office:value-type="string" office:string-value="Kas Kantor" calcext:value-type="string">
            <text:p>Kas Kantor</text:p>
          </table:table-cell>
          <table:table-cell table:formula="of:=VLOOKUP([.C91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10" calcext:value-type="date">
            <text:p>10 Mar 20</text:p>
          </table:table-cell>
          <table:table-cell office:value-type="string" calcext:value-type="string">
            <text:p>Pembelian pulsa listrik untuk kantor</text:p>
          </table:table-cell>
          <table:table-cell office:value-type="float" office:value="5025" calcext:value-type="float">
            <text:p>5025</text:p>
          </table:table-cell>
          <table:table-cell office:value-type="float" office:value="300000" calcext:value-type="float">
            <text:p>300,000</text:p>
          </table:table-cell>
          <table:table-cell office:value-type="float" office:value="0" calcext:value-type="float">
            <text:p>0</text:p>
          </table:table-cell>
          <table:table-cell table:formula="of:=[.D92]-[.E92]" office:value-type="float" office:value="300000" calcext:value-type="float">
            <text:p>300,000</text:p>
          </table:table-cell>
          <table:table-cell table:formula="of:=VLOOKUP([.C92];[COA.$A$2:.$E$58];2;0)" office:value-type="string" office:string-value="Listrik, air, telepon" calcext:value-type="string">
            <text:p>Listrik, air, telepon</text:p>
          </table:table-cell>
          <table:table-cell table:formula="of:=VLOOKUP([.C92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3-10" calcext:value-type="date">
            <text:p>10 Mar 20</text:p>
          </table:table-cell>
          <table:table-cell office:value-type="string" calcext:value-type="string">
            <text:p>Pembelian pulsa listrik untuk kantor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,000</text:p>
          </table:table-cell>
          <table:table-cell table:formula="of:=[.D93]-[.E93]" office:value-type="float" office:value="-300000" calcext:value-type="float">
            <text:p>-300,000</text:p>
          </table:table-cell>
          <table:table-cell table:formula="of:=VLOOKUP([.C93];[COA.$A$2:.$E$58];2;0)" office:value-type="string" office:string-value="Kas Kantor" calcext:value-type="string">
            <text:p>Kas Kantor</text:p>
          </table:table-cell>
          <table:table-cell table:formula="of:=VLOOKUP([.C93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11" calcext:value-type="date">
            <text:p>11 Mar 20</text:p>
          </table:table-cell>
          <table:table-cell office:value-type="string" calcext:value-type="string">
            <text:p>Pembelian makanan ringan (kue dan minuman) untuk tamu kantor</text:p>
          </table:table-cell>
          <table:table-cell office:value-type="float" office:value="5030" calcext:value-type="float">
            <text:p>5030</text:p>
          </table:table-cell>
          <table:table-cell office:value-type="float" office:value="250000" calcext:value-type="float">
            <text:p>250,000</text:p>
          </table:table-cell>
          <table:table-cell office:value-type="float" office:value="0" calcext:value-type="float">
            <text:p>0</text:p>
          </table:table-cell>
          <table:table-cell table:formula="of:=[.D94]-[.E94]" office:value-type="float" office:value="250000" calcext:value-type="float">
            <text:p>250,000</text:p>
          </table:table-cell>
          <table:table-cell table:formula="of:=VLOOKUP([.C94];[COA.$A$2:.$E$58];2;0)" office:value-type="string" office:string-value="Jamuan dan Sumbangan" calcext:value-type="string">
            <text:p>Jamuan dan Sumbangan</text:p>
          </table:table-cell>
          <table:table-cell table:formula="of:=VLOOKUP([.C94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3-11" calcext:value-type="date">
            <text:p>11 Mar 20</text:p>
          </table:table-cell>
          <table:table-cell office:value-type="string" calcext:value-type="string">
            <text:p>Pembelian makanan ringan (kue dan minuman) untuk tamu kantor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250000" calcext:value-type="float">
            <text:p>250,000</text:p>
          </table:table-cell>
          <table:table-cell table:formula="of:=[.D95]-[.E95]" office:value-type="float" office:value="-250000" calcext:value-type="float">
            <text:p>-250,000</text:p>
          </table:table-cell>
          <table:table-cell table:formula="of:=VLOOKUP([.C95];[COA.$A$2:.$E$58];2;0)" office:value-type="string" office:string-value="Kas Kantor" calcext:value-type="string">
            <text:p>Kas Kantor</text:p>
          </table:table-cell>
          <table:table-cell table:formula="of:=VLOOKUP([.C95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05" calcext:value-type="date">
            <text:p>5 Mar 20</text:p>
          </table:table-cell>
          <table:table-cell office:value-type="string" calcext:value-type="string">
            <text:p>Jasa konsultasi perancangan Sistem Akuntansi untuk UD. Dagang Sejahtera</text:p>
          </table:table-cell>
          <table:table-cell office:value-type="float" office:value="1010" calcext:value-type="float">
            <text:p>1010</text:p>
          </table:table-cell>
          <table:table-cell office:value-type="float" office:value="19000000" calcext:value-type="float">
            <text:p>19,000,000</text:p>
          </table:table-cell>
          <table:table-cell office:value-type="float" office:value="0" calcext:value-type="float">
            <text:p>0</text:p>
          </table:table-cell>
          <table:table-cell table:formula="of:=[.D96]-[.E96]" office:value-type="float" office:value="19000000" calcext:value-type="float">
            <text:p>19,000,000</text:p>
          </table:table-cell>
          <table:table-cell table:formula="of:=VLOOKUP([.C96];[COA.$A$2:.$E$58];2;0)" office:value-type="string" office:string-value="Bank" calcext:value-type="string">
            <text:p>Bank</text:p>
          </table:table-cell>
          <table:table-cell table:formula="of:=VLOOKUP([.C96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05" calcext:value-type="date">
            <text:p>5 Mar 20</text:p>
          </table:table-cell>
          <table:table-cell office:value-type="string" calcext:value-type="string">
            <text:p>Jasa konsultasi perancangan Sistem Akuntansi untuk UD. Dagang Sejahtera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office:value-type="float" office:value="19000000" calcext:value-type="float">
            <text:p>19,000,000</text:p>
          </table:table-cell>
          <table:table-cell table:formula="of:=[.D97]-[.E97]" office:value-type="float" office:value="-19000000" calcext:value-type="float">
            <text:p>-19,000,000</text:p>
          </table:table-cell>
          <table:table-cell table:formula="of:=VLOOKUP([.C97];[COA.$A$2:.$E$58];2;0)" office:value-type="string" office:string-value="Pendapatan Jasa" calcext:value-type="string">
            <text:p>Pendapatan Jasa</text:p>
          </table:table-cell>
          <table:table-cell table:formula="of:=VLOOKUP([.C97];[COA.$A$2:.$E$58];5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date" office:date-value="2020-03-17" calcext:value-type="date">
            <text:p>17 Mar 20</text:p>
          </table:table-cell>
          <table:table-cell office:value-type="string" calcext:value-type="string">
            <text:p>Tambahan modal dari owner ke perusahaan</text:p>
          </table:table-cell>
          <table:table-cell office:value-type="float" office:value="1010" calcext:value-type="float">
            <text:p>1010</text:p>
          </table:table-cell>
          <table:table-cell office:value-type="float" office:value="50000000" calcext:value-type="float">
            <text:p>50,000,000</text:p>
          </table:table-cell>
          <table:table-cell office:value-type="float" office:value="0" calcext:value-type="float">
            <text:p>0</text:p>
          </table:table-cell>
          <table:table-cell table:formula="of:=[.D98]-[.E98]" office:value-type="float" office:value="50000000" calcext:value-type="float">
            <text:p>50,000,000</text:p>
          </table:table-cell>
          <table:table-cell table:formula="of:=VLOOKUP([.C98];[COA.$A$2:.$E$58];2;0)" office:value-type="string" office:string-value="Bank" calcext:value-type="string">
            <text:p>Bank</text:p>
          </table:table-cell>
          <table:table-cell table:formula="of:=VLOOKUP([.C98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17" calcext:value-type="date">
            <text:p>17 Mar 20</text:p>
          </table:table-cell>
          <table:table-cell office:value-type="string" calcext:value-type="string">
            <text:p>Tambahan modal dari owner ke perusahaan</text:p>
          </table:table-cell>
          <table:table-cell office:value-type="float" office:value="3102" calcext:value-type="float">
            <text:p>3102</text:p>
          </table:table-cell>
          <table:table-cell office:value-type="float" office:value="0" calcext:value-type="float">
            <text:p>0</text:p>
          </table:table-cell>
          <table:table-cell office:value-type="float" office:value="50000000" calcext:value-type="float">
            <text:p>50,000,000</text:p>
          </table:table-cell>
          <table:table-cell table:formula="of:=[.D99]-[.E99]" office:value-type="float" office:value="-50000000" calcext:value-type="float">
            <text:p>-50,000,000</text:p>
          </table:table-cell>
          <table:table-cell table:formula="of:=VLOOKUP([.C99];[COA.$A$2:.$E$58];2;0)" office:value-type="string" office:string-value="Tambahan Modal disetor - Fina" calcext:value-type="string">
            <text:p>Tambahan Modal disetor - Fina</text:p>
          </table:table-cell>
          <table:table-cell table:formula="of:=VLOOKUP([.C99];[COA.$A$2:.$E$58];5;0)" office:value-type="string" office:string-value="EQUITY" calcext:value-type="string">
            <text:p>EQUITY</text:p>
          </table:table-cell>
        </table:table-row>
        <table:table-row table:style-name="ro1">
          <table:table-cell office:value-type="date" office:date-value="2020-03-22" calcext:value-type="date">
            <text:p>22 Mar 20</text:p>
          </table:table-cell>
          <table:table-cell office:value-type="string" calcext:value-type="string">
            <text:p>Menerima pembayaran dari PT. Sukses Jaya</text:p>
          </table:table-cell>
          <table:table-cell office:value-type="float" office:value="1010" calcext:value-type="float">
            <text:p>1010</text:p>
          </table:table-cell>
          <table:table-cell office:value-type="float" office:value="24000000" calcext:value-type="float">
            <text:p>24,000,000</text:p>
          </table:table-cell>
          <table:table-cell office:value-type="float" office:value="0" calcext:value-type="float">
            <text:p>0</text:p>
          </table:table-cell>
          <table:table-cell table:formula="of:=[.D100]-[.E100]" office:value-type="float" office:value="24000000" calcext:value-type="float">
            <text:p>24,000,000</text:p>
          </table:table-cell>
          <table:table-cell table:formula="of:=VLOOKUP([.C100];[COA.$A$2:.$E$58];2;0)" office:value-type="string" office:string-value="Bank" calcext:value-type="string">
            <text:p>Bank</text:p>
          </table:table-cell>
          <table:table-cell table:formula="of:=VLOOKUP([.C100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22" calcext:value-type="date">
            <text:p>22 Mar 20</text:p>
          </table:table-cell>
          <table:table-cell office:value-type="string" calcext:value-type="string">
            <text:p>Menerima pembayaran dari PT. Sukses Jaya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24000000" calcext:value-type="float">
            <text:p>24,000,000</text:p>
          </table:table-cell>
          <table:table-cell table:formula="of:=[.D101]-[.E101]" office:value-type="float" office:value="-24000000" calcext:value-type="float">
            <text:p>-24,000,000</text:p>
          </table:table-cell>
          <table:table-cell table:formula="of:=VLOOKUP([.C101];[COA.$A$2:.$E$58];2;0)" office:value-type="string" office:string-value="Piutang usaha" calcext:value-type="string">
            <text:p>Piutang usaha</text:p>
          </table:table-cell>
          <table:table-cell table:formula="of:=VLOOKUP([.C101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26" calcext:value-type="date">
            <text:p>26 Mar 20</text:p>
          </table:table-cell>
          <table:table-cell office:value-type="string" calcext:value-type="string">
            <text:p>Biaya pemasangan iklan di surat kabar</text:p>
          </table:table-cell>
          <table:table-cell office:value-type="float" office:value="5011" calcext:value-type="float">
            <text:p>5011</text:p>
          </table:table-cell>
          <table:table-cell office:value-type="float" office:value="750000" calcext:value-type="float">
            <text:p>750,000</text:p>
          </table:table-cell>
          <table:table-cell office:value-type="float" office:value="0" calcext:value-type="float">
            <text:p>0</text:p>
          </table:table-cell>
          <table:table-cell table:formula="of:=[.D102]-[.E102]" office:value-type="float" office:value="750000" calcext:value-type="float">
            <text:p>750,000</text:p>
          </table:table-cell>
          <table:table-cell table:formula="of:=VLOOKUP([.C102];[COA.$A$2:.$E$58];2;0)" office:value-type="string" office:string-value="Beban iklan" calcext:value-type="string">
            <text:p>Beban iklan</text:p>
          </table:table-cell>
          <table:table-cell table:formula="of:=VLOOKUP([.C102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3-26" calcext:value-type="date">
            <text:p>26 Mar 20</text:p>
          </table:table-cell>
          <table:table-cell office:value-type="string" calcext:value-type="string">
            <text:p>Biaya pemasangan iklan di surat kabar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,000</text:p>
          </table:table-cell>
          <table:table-cell table:formula="of:=[.D103]-[.E103]" office:value-type="float" office:value="-750000" calcext:value-type="float">
            <text:p>-750,000</text:p>
          </table:table-cell>
          <table:table-cell table:formula="of:=VLOOKUP([.C103];[COA.$A$2:.$E$58];2;0)" office:value-type="string" office:string-value="Bank" calcext:value-type="string">
            <text:p>Bank</text:p>
          </table:table-cell>
          <table:table-cell table:formula="of:=VLOOKUP([.C103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28" calcext:value-type="date">
            <text:p>28 Mar 20</text:p>
          </table:table-cell>
          <table:table-cell office:value-type="string" calcext:value-type="string">
            <text:p>Pembayaran Gaji Karyawan bulan Maret 2020 - Project 1</text:p>
          </table:table-cell>
          <table:table-cell office:value-type="float" office:value="5021" calcext:value-type="float">
            <text:p>5021</text:p>
          </table:table-cell>
          <table:table-cell office:value-type="float" office:value="12700000" calcext:value-type="float">
            <text:p>12,700,000</text:p>
          </table:table-cell>
          <table:table-cell office:value-type="float" office:value="0" calcext:value-type="float">
            <text:p>0</text:p>
          </table:table-cell>
          <table:table-cell table:formula="of:=[.D104]-[.E104]" office:value-type="float" office:value="12700000" calcext:value-type="float">
            <text:p>12,700,000</text:p>
          </table:table-cell>
          <table:table-cell table:formula="of:=VLOOKUP([.C104];[COA.$A$2:.$E$58];2;0)" office:value-type="string" office:string-value="Gaji pegawai" calcext:value-type="string">
            <text:p>Gaji pegawai</text:p>
          </table:table-cell>
          <table:table-cell table:formula="of:=VLOOKUP([.C104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3-28" calcext:value-type="date">
            <text:p>28 Mar 20</text:p>
          </table:table-cell>
          <table:table-cell office:value-type="string" calcext:value-type="string">
            <text:p>Pembayaran Gaji Karyawan bulan Maret 2020 - Project 1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12700000" calcext:value-type="float">
            <text:p>12,700,000</text:p>
          </table:table-cell>
          <table:table-cell table:formula="of:=[.D105]-[.E105]" office:value-type="float" office:value="-12700000" calcext:value-type="float">
            <text:p>-12,700,000</text:p>
          </table:table-cell>
          <table:table-cell table:formula="of:=VLOOKUP([.C105];[COA.$A$2:.$E$58];2;0)" office:value-type="string" office:string-value="Bank" calcext:value-type="string">
            <text:p>Bank</text:p>
          </table:table-cell>
          <table:table-cell table:formula="of:=VLOOKUP([.C105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28" calcext:value-type="date">
            <text:p>28 Mar 20</text:p>
          </table:table-cell>
          <table:table-cell office:value-type="string" calcext:value-type="string">
            <text:p>Pembayaran Gaji Karyawan bulan Maret 2020 - Store A</text:p>
          </table:table-cell>
          <table:table-cell office:value-type="float" office:value="5021" calcext:value-type="float">
            <text:p>5021</text:p>
          </table:table-cell>
          <table:table-cell office:value-type="float" office:value="12300000" calcext:value-type="float">
            <text:p>12,300,000</text:p>
          </table:table-cell>
          <table:table-cell office:value-type="float" office:value="0" calcext:value-type="float">
            <text:p>0</text:p>
          </table:table-cell>
          <table:table-cell table:formula="of:=[.D106]-[.E106]" office:value-type="float" office:value="12300000" calcext:value-type="float">
            <text:p>12,300,000</text:p>
          </table:table-cell>
          <table:table-cell table:formula="of:=VLOOKUP([.C106];[COA.$A$2:.$E$58];2;0)" office:value-type="string" office:string-value="Gaji pegawai" calcext:value-type="string">
            <text:p>Gaji pegawai</text:p>
          </table:table-cell>
          <table:table-cell table:formula="of:=VLOOKUP([.C106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3-28" calcext:value-type="date">
            <text:p>28 Mar 20</text:p>
          </table:table-cell>
          <table:table-cell office:value-type="string" calcext:value-type="string">
            <text:p>Pembayaran Gaji Karyawan bulan Maret 2020 - Store A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12300000" calcext:value-type="float">
            <text:p>12,300,000</text:p>
          </table:table-cell>
          <table:table-cell table:formula="of:=[.D107]-[.E107]" office:value-type="float" office:value="-12300000" calcext:value-type="float">
            <text:p>-12,300,000</text:p>
          </table:table-cell>
          <table:table-cell table:formula="of:=VLOOKUP([.C107];[COA.$A$2:.$E$58];2;0)" office:value-type="string" office:string-value="Bank" calcext:value-type="string">
            <text:p>Bank</text:p>
          </table:table-cell>
          <table:table-cell table:formula="of:=VLOOKUP([.C107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02" calcext:value-type="date">
            <text:p>2 Mar 20</text:p>
          </table:table-cell>
          <table:table-cell office:value-type="string" calcext:value-type="string">
            <text:p>Jasa Konsultasi Pajak dan Pembuatan Laporan Pajak - PT Sukses Jaya</text:p>
          </table:table-cell>
          <table:table-cell office:value-type="float" office:value="1100" calcext:value-type="float">
            <text:p>1100</text:p>
          </table:table-cell>
          <table:table-cell office:value-type="float" office:value="24000000" calcext:value-type="float">
            <text:p>24,000,000</text:p>
          </table:table-cell>
          <table:table-cell office:value-type="float" office:value="0" calcext:value-type="float">
            <text:p>0</text:p>
          </table:table-cell>
          <table:table-cell table:formula="of:=[.D108]-[.E108]" office:value-type="float" office:value="24000000" calcext:value-type="float">
            <text:p>24,000,000</text:p>
          </table:table-cell>
          <table:table-cell table:formula="of:=VLOOKUP([.C108];[COA.$A$2:.$E$58];2;0)" office:value-type="string" office:string-value="Piutang usaha" calcext:value-type="string">
            <text:p>Piutang usaha</text:p>
          </table:table-cell>
          <table:table-cell table:formula="of:=VLOOKUP([.C108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02" calcext:value-type="date">
            <text:p>2 Mar 20</text:p>
          </table:table-cell>
          <table:table-cell office:value-type="string" calcext:value-type="string">
            <text:p>Jasa Konsultasi Pajak dan Pembuatan Laporan Pajak - PT Sukses Jaya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office:value-type="float" office:value="24000000" calcext:value-type="float">
            <text:p>24,000,000</text:p>
          </table:table-cell>
          <table:table-cell table:formula="of:=[.D109]-[.E109]" office:value-type="float" office:value="-24000000" calcext:value-type="float">
            <text:p>-24,000,000</text:p>
          </table:table-cell>
          <table:table-cell table:formula="of:=VLOOKUP([.C109];[COA.$A$2:.$E$58];2;0)" office:value-type="string" office:string-value="Pendapatan Jasa" calcext:value-type="string">
            <text:p>Pendapatan Jasa</text:p>
          </table:table-cell>
          <table:table-cell table:formula="of:=VLOOKUP([.C109];[COA.$A$2:.$E$58];5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date" office:date-value="2020-03-14" calcext:value-type="date">
            <text:p>14 Mar 20</text:p>
          </table:table-cell>
          <table:table-cell office:value-type="string" calcext:value-type="string">
            <text:p>Jasa Audit dan Konsultasi Internal Control - PT Maju Bersama</text:p>
          </table:table-cell>
          <table:table-cell office:value-type="float" office:value="1100" calcext:value-type="float">
            <text:p>1100</text:p>
          </table:table-cell>
          <table:table-cell office:value-type="float" office:value="8500000" calcext:value-type="float">
            <text:p>8,500,000</text:p>
          </table:table-cell>
          <table:table-cell office:value-type="float" office:value="0" calcext:value-type="float">
            <text:p>0</text:p>
          </table:table-cell>
          <table:table-cell table:formula="of:=[.D110]-[.E110]" office:value-type="float" office:value="8500000" calcext:value-type="float">
            <text:p>8,500,000</text:p>
          </table:table-cell>
          <table:table-cell table:formula="of:=VLOOKUP([.C110];[COA.$A$2:.$E$58];2;0)" office:value-type="string" office:string-value="Piutang usaha" calcext:value-type="string">
            <text:p>Piutang usaha</text:p>
          </table:table-cell>
          <table:table-cell table:formula="of:=VLOOKUP([.C110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14" calcext:value-type="date">
            <text:p>14 Mar 20</text:p>
          </table:table-cell>
          <table:table-cell office:value-type="string" calcext:value-type="string">
            <text:p>Jasa Audit dan Konsultasi Internal Control - PT Maju Bersama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office:value-type="float" office:value="8500000" calcext:value-type="float">
            <text:p>8,500,000</text:p>
          </table:table-cell>
          <table:table-cell table:formula="of:=[.D111]-[.E111]" office:value-type="float" office:value="-8500000" calcext:value-type="float">
            <text:p>-8,500,000</text:p>
          </table:table-cell>
          <table:table-cell table:formula="of:=VLOOKUP([.C111];[COA.$A$2:.$E$58];2;0)" office:value-type="string" office:string-value="Pendapatan Jasa" calcext:value-type="string">
            <text:p>Pendapatan Jasa</text:p>
          </table:table-cell>
          <table:table-cell table:formula="of:=VLOOKUP([.C111];[COA.$A$2:.$E$58];5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date" office:date-value="2020-03-09" calcext:value-type="date">
            <text:p>9 Mar 20</text:p>
          </table:table-cell>
          <table:table-cell office:value-type="string" calcext:value-type="string">
            <text:p>Pembelian alat tulis (ATK) untuk kantor</text:p>
          </table:table-cell>
          <table:table-cell office:value-type="float" office:value="1160" calcext:value-type="float">
            <text:p>1160</text:p>
          </table:table-cell>
          <table:table-cell office:value-type="float" office:value="1120000" calcext:value-type="float">
            <text:p>1,120,000</text:p>
          </table:table-cell>
          <table:table-cell office:value-type="float" office:value="0" calcext:value-type="float">
            <text:p>0</text:p>
          </table:table-cell>
          <table:table-cell table:formula="of:=[.D112]-[.E112]" office:value-type="float" office:value="1120000" calcext:value-type="float">
            <text:p>1,120,000</text:p>
          </table:table-cell>
          <table:table-cell table:formula="of:=VLOOKUP([.C112];[COA.$A$2:.$E$58];2;0)" office:value-type="string" office:string-value="Office Supplies" calcext:value-type="string">
            <text:p>Office Supplies</text:p>
          </table:table-cell>
          <table:table-cell table:formula="of:=VLOOKUP([.C112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09" calcext:value-type="date">
            <text:p>9 Mar 20</text:p>
          </table:table-cell>
          <table:table-cell office:value-type="string" calcext:value-type="string">
            <text:p>Pembelian alat tulis (ATK) untuk kantor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120000" calcext:value-type="float">
            <text:p>1,120,000</text:p>
          </table:table-cell>
          <table:table-cell table:formula="of:=[.D113]-[.E113]" office:value-type="float" office:value="-1120000" calcext:value-type="float">
            <text:p>-1,120,000</text:p>
          </table:table-cell>
          <table:table-cell table:formula="of:=VLOOKUP([.C113];[COA.$A$2:.$E$58];2;0)" office:value-type="string" office:string-value="Utang usaha" calcext:value-type="string">
            <text:p>Utang usaha</text:p>
          </table:table-cell>
          <table:table-cell table:formula="of:=VLOOKUP([.C113];[COA.$A$2:.$E$58];5;0)" office:value-type="string" office:string-value="LIABILITIES" calcext:value-type="string">
            <text:p>LIABILITIES</text:p>
          </table:table-cell>
        </table:table-row>
        <table:table-row table:style-name="ro1">
          <table:table-cell office:value-type="date" office:date-value="2020-03-10" calcext:value-type="date">
            <text:p>10 Mar 20</text:p>
          </table:table-cell>
          <table:table-cell office:value-type="string" calcext:value-type="string">
            <text:p>Pembelian kertas untuk kebutuhan kantor</text:p>
          </table:table-cell>
          <table:table-cell office:value-type="float" office:value="1160" calcext:value-type="float">
            <text:p>1160</text:p>
          </table:table-cell>
          <table:table-cell office:value-type="float" office:value="3500000" calcext:value-type="float">
            <text:p>3,500,000</text:p>
          </table:table-cell>
          <table:table-cell office:value-type="float" office:value="0" calcext:value-type="float">
            <text:p>0</text:p>
          </table:table-cell>
          <table:table-cell table:formula="of:=[.D114]-[.E114]" office:value-type="float" office:value="3500000" calcext:value-type="float">
            <text:p>3,500,000</text:p>
          </table:table-cell>
          <table:table-cell table:formula="of:=VLOOKUP([.C114];[COA.$A$2:.$E$58];2;0)" office:value-type="string" office:string-value="Office Supplies" calcext:value-type="string">
            <text:p>Office Supplies</text:p>
          </table:table-cell>
          <table:table-cell table:formula="of:=VLOOKUP([.C114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10" calcext:value-type="date">
            <text:p>10 Mar 20</text:p>
          </table:table-cell>
          <table:table-cell office:value-type="string" calcext:value-type="string">
            <text:p>Pembelian kertas untuk kebutuhan kantor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3500000" calcext:value-type="float">
            <text:p>3,500,000</text:p>
          </table:table-cell>
          <table:table-cell table:formula="of:=[.D115]-[.E115]" office:value-type="float" office:value="-3500000" calcext:value-type="float">
            <text:p>-3,500,000</text:p>
          </table:table-cell>
          <table:table-cell table:formula="of:=VLOOKUP([.C115];[COA.$A$2:.$E$58];2;0)" office:value-type="string" office:string-value="Utang usaha" calcext:value-type="string">
            <text:p>Utang usaha</text:p>
          </table:table-cell>
          <table:table-cell table:formula="of:=VLOOKUP([.C115];[COA.$A$2:.$E$58];5;0)" office:value-type="string" office:string-value="LIABILITIES" calcext:value-type="string">
            <text:p>LIABILITIES</text:p>
          </table:table-cell>
        </table:table-row>
        <table:table-row table:style-name="ro1">
          <table:table-cell office:value-type="date" office:date-value="2020-03-31" calcext:value-type="date">
            <text:p>31 Mar 20</text:p>
          </table:table-cell>
          <table:table-cell office:value-type="string" calcext:value-type="string">
            <text:p>Iuran keamanan dan kebersihan bulan Maret 2020 yg msh hrs di bayar</text:p>
          </table:table-cell>
          <table:table-cell office:value-type="float" office:value="5031" calcext:value-type="float">
            <text:p>5031</text:p>
          </table:table-cell>
          <table:table-cell office:value-type="float" office:value="350000" calcext:value-type="float">
            <text:p>350,000</text:p>
          </table:table-cell>
          <table:table-cell office:value-type="float" office:value="0" calcext:value-type="float">
            <text:p>0</text:p>
          </table:table-cell>
          <table:table-cell table:formula="of:=[.D116]-[.E116]" office:value-type="float" office:value="350000" calcext:value-type="float">
            <text:p>350,000</text:p>
          </table:table-cell>
          <table:table-cell table:formula="of:=VLOOKUP([.C116];[COA.$A$2:.$E$58];2;0)" office:value-type="string" office:string-value="Beban Kebersihan &amp; Keamanan" calcext:value-type="string">
            <text:p>Beban Kebersihan &amp; Keamanan</text:p>
          </table:table-cell>
          <table:table-cell table:formula="of:=VLOOKUP([.C116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3-31" calcext:value-type="date">
            <text:p>31 Mar 20</text:p>
          </table:table-cell>
          <table:table-cell office:value-type="string" calcext:value-type="string">
            <text:p>Iuran keamanan dan kebersihan bulan Maret 2020 yg msh hrs di bayar</text:p>
          </table:table-cell>
          <table:table-cell office:value-type="float" office:value="2110" calcext:value-type="float">
            <text:p>2110</text:p>
          </table:table-cell>
          <table:table-cell office:value-type="float" office:value="0" calcext:value-type="float">
            <text:p>0</text:p>
          </table:table-cell>
          <table:table-cell office:value-type="float" office:value="350000" calcext:value-type="float">
            <text:p>350,000</text:p>
          </table:table-cell>
          <table:table-cell table:formula="of:=[.D117]-[.E117]" office:value-type="float" office:value="-350000" calcext:value-type="float">
            <text:p>-350,000</text:p>
          </table:table-cell>
          <table:table-cell table:formula="of:=VLOOKUP([.C117];[COA.$A$2:.$E$58];2;0)" office:value-type="string" office:string-value="Biaya masih harus dibayar" calcext:value-type="string">
            <text:p>Biaya masih harus dibayar</text:p>
          </table:table-cell>
          <table:table-cell table:formula="of:=VLOOKUP([.C117];[COA.$A$2:.$E$58];5;0)" office:value-type="string" office:string-value="LIABILITIES" calcext:value-type="string">
            <text:p>LIABILITIES</text:p>
          </table:table-cell>
        </table:table-row>
        <table:table-row table:style-name="ro1">
          <table:table-cell office:value-type="date" office:date-value="2020-03-31" calcext:value-type="date">
            <text:p>31 Mar 20</text:p>
          </table:table-cell>
          <table:table-cell office:value-type="string" calcext:value-type="string">
            <text:p>Closing Entry - for period Mar 2020</text:p>
          </table:table-cell>
          <table:table-cell office:value-type="float" office:value="9999" calcext:value-type="float">
            <text:p>9999</text:p>
          </table:table-cell>
          <table:table-cell office:value-type="float" office:value="23730000" calcext:value-type="float">
            <text:p>23,730,000</text:p>
          </table:table-cell>
          <table:table-cell office:value-type="float" office:value="0" calcext:value-type="float">
            <text:p>0</text:p>
          </table:table-cell>
          <table:table-cell table:formula="of:=[.D118]-[.E118]" office:value-type="float" office:value="23730000" calcext:value-type="float">
            <text:p>23,730,000</text:p>
          </table:table-cell>
          <table:table-cell table:formula="of:=VLOOKUP([.C118];[COA.$A$2:.$E$58];2;0)" office:value-type="string" office:string-value="Helper Account" calcext:value-type="string">
            <text:p>Helper Account</text:p>
          </table:table-cell>
          <table:table-cell table:formula="of:=VLOOKUP([.C118];[COA.$A$2:.$E$58];5;0)" office:value-type="string" office:string-value="HELPER" calcext:value-type="string">
            <text:p>HELPER</text:p>
          </table:table-cell>
        </table:table-row>
        <table:table-row table:style-name="ro1">
          <table:table-cell office:value-type="date" office:date-value="2020-03-31" calcext:value-type="date">
            <text:p>31 Mar 20</text:p>
          </table:table-cell>
          <table:table-cell office:value-type="string" calcext:value-type="string">
            <text:p>Closing Entry - for period Mar 2020</text:p>
          </table:table-cell>
          <table:table-cell office:value-type="float" office:value="3888" calcext:value-type="float">
            <text:p>3888</text:p>
          </table:table-cell>
          <table:table-cell office:value-type="float" office:value="0" calcext:value-type="float">
            <text:p>0</text:p>
          </table:table-cell>
          <table:table-cell office:value-type="float" office:value="23730000" calcext:value-type="float">
            <text:p>23,730,000</text:p>
          </table:table-cell>
          <table:table-cell table:formula="of:=[.D119]-[.E119]" office:value-type="float" office:value="-23730000" calcext:value-type="float">
            <text:p>-23,730,000</text:p>
          </table:table-cell>
          <table:table-cell table:formula="of:=VLOOKUP([.C119];[COA.$A$2:.$E$58];2;0)" office:value-type="string" office:string-value="Akumulasi Laba" calcext:value-type="string">
            <text:p>Akumulasi Laba</text:p>
          </table:table-cell>
          <table:table-cell table:formula="of:=VLOOKUP([.C119];[COA.$A$2:.$E$58];5;0)" office:value-type="string" office:string-value="EQUITY" calcext:value-type="string">
            <text:p>EQU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60P0" style:volatile="true">
      <number:number number:decimal-places="0" number:min-decimal-places="0" number:min-integer-digits="1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60P0"/>
    </number:number-style>
    <number:number-style style:name="N157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1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2P0"/>
    </number:currency-style>
    <number:percentage-style style:name="N154P0" style:volatile="true">
      <number:number number:decimal-places="2" number:min-decimal-places="2" number:min-integer-digits="1"/>
      <number:text> %</number:text>
    </number:percentage-style>
    <number:percentage-style style:name="N154P1" style:volatile="true">
      <number:text>-</number:text>
      <number:number number:decimal-places="2" number:min-decimal-places="2" number:min-integer-digits="1"/>
      <number:text> %</number:text>
    </number:percentage-style>
    <number:percentage-style style:name="N154">
      <number:number number:decimal-places="2" number:min-decimal-places="2" number:min-integer-digits="1"/>
      <number:text> %</number:text>
      <style:map style:condition="value()&gt;0" style:apply-style-name="N154P0"/>
      <style:map style:condition="value()&lt;0" style:apply-style-name="N154P1"/>
    </number:percentag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3P0"/>
    </number:currency-style>
    <number:currency-style style:name="N11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1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time-style style:name="N146">
      <number:minutes number:style="long"/>
      <number:text>:</number:text>
      <number:seconds number:style="long"/>
    </number:time-style>
    <number:date-style style:name="N117">
      <number:month/>
      <number:text>/</number:text>
      <number:day/>
      <number:text>/</number:text>
      <number:year number:style="long"/>
    </number:dat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8">
      <number:day/>
      <number:text>-</number:text>
      <number:month number:textual="true"/>
      <number:text>-</number:text>
      <number:year/>
    </number:date-style>
    <number:time-style style:name="N148">
      <number:minutes number:style="long"/>
      <number:text>:</number:text>
      <number:seconds number:style="long" number:decimal-places="1"/>
    </number:time-style>
    <number:date-style style:name="N119">
      <number:day/>
      <number:text>-</number:text>
      <number:month number:textual="true"/>
    </number:dat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0">
      <number:month number:textual="true"/>
      <number:text>-</number:text>
      <number:year/>
    </number:date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21">
      <number:hours/>
      <number:text>:</number:text>
      <number:minutes number:style="long"/>
      <number:text> </number:text>
      <number:am-pm/>
    </number:time-style>
    <number:number-style style:name="N151">
      <number:number number:decimal-places="4" number:min-decimal-places="4" number:min-integer-digits="1"/>
    </number:number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91" style:display-name="ConditionalStyle_191" style:family="table-cell" style:parent-style-name="Default">
      <style:table-cell-properties fo:background-color="#ffff00"/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190" style:display-name="ConditionalStyle_190" style:family="table-cell" style:parent-style-name="Default">
      <style:table-cell-properties fo:background-color="#fbfece"/>
    </style:style>
    <style:style style:name="ConditionalStyle_5f_189" style:display-name="ConditionalStyle_189" style:family="table-cell" style:parent-style-name="Default">
      <style:table-cell-properties fo:background-color="#ffe699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7:40:16.6677319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4T08:37:25.385088258</meta:creation-date>
    <dc:date>2022-03-01T17:41:04.277580332</dc:date>
    <meta:editing-duration>PT2H49M34S</meta:editing-duration>
    <meta:editing-cycles>5</meta:editing-cycles>
    <meta:generator>LibreOffice/7.3.0.3$Linux_X86_64 LibreOffice_project/30$Build-3</meta:generator>
    <meta:document-statistic meta:table-count="2" meta:cell-count="1242" meta:object-count="0"/>
  </office:meta>
</office:document-meta>
</file>